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ourier New2" svg:font-family="'Courier New'"/>
    <style:font-face style:name="Courier New1" svg:font-family="'Courier New1'"/>
    <style:font-face style:name="Courier New" svg:font-family="'Courier New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26in"/>
    </style:style>
    <style:style style:name="co2" style:family="table-column">
      <style:table-column-properties fo:break-before="auto" style:column-width="0.9272in"/>
    </style:style>
    <style:style style:name="co3" style:family="table-column">
      <style:table-column-properties fo:break-before="auto" style:column-width="2.1043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2.0417in"/>
    </style:style>
    <style:style style:name="co7" style:family="table-column">
      <style:table-column-properties fo:break-before="auto" style:column-width="2.1457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in"/>
      <style:text-properties style:font-name="Courier New1" style:font-name-asian="Courier New1" style:font-name-complex="Courier New1"/>
    </style:style>
    <style:style style:name="ce2" style:family="table-cell" style:parent-style-name="Default" style:data-style-name="N0">
      <style:text-properties style:font-name="Courier New1" style:font-name-asian="Courier New1" style:font-name-complex="Courier New1"/>
    </style:style>
    <style:style style:name="ce3" style:family="table-cell" style:parent-style-name="Default" style:data-style-name="N10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Courier New1" style:font-name-asian="Courier New1" style:font-name-complex="Courier New1"/>
    </style:style>
    <style:style style:name="ce4" style:family="table-cell" style:parent-style-name="Default" style:data-style-name="N100">
      <style:text-properties style:font-name="Courier New1" style:font-name-asian="Courier New1" style:font-name-complex="Courier New1"/>
    </style:style>
    <style:style style:name="ce5" style:family="table-cell" style:parent-style-name="Default" style:data-style-name="N100">
      <style:table-cell-properties style:vertical-align="automatic"/>
      <style:text-properties style:font-name="Courier New1" style:font-name-asian="Courier New1" style:font-name-complex="Courier New1"/>
    </style:style>
    <style:style style:name="ce6" style:family="table-cell" style:parent-style-name="Default" style:data-style-name="N100">
      <style:text-properties style:font-name="Courier New" style:font-name-asian="Courier New2" style:font-name-complex="Courier New2"/>
    </style:style>
    <style:style style:name="ce7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2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number-columns-repeated="1020" table:default-cell-style-name="ce4"/>
        <table:table-column table:style-name="co5" table:default-cell-style-name="ce4"/>
        <table:table-row table:style-name="ro1">
          <table:table-cell table:style-name="ce1" office:value-type="string">
            <text:p>14015af49: <text:s/>E9-&gt;C3</text:p>
          </table:table-cell>
          <table:table-cell/>
          <table:table-cell office:value-type="string">
            <text:p>Disable Anti-cheat thread from starting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02d126f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xxxxx1xx</text:p>
          </table:table-cell>
          <table:table-cell office:value-type="string">
            <text:p>Display textures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>
            <text:p>xxxx1xxx</text:p>
          </table:table-cell>
          <table:table-cell office:value-type="string">
            <text:p>Display bounding boxes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>
            <text:p>xxx4xxxx</text:p>
          </table:table-cell>
          <table:table-cell office:value-type="string">
            <text:p>Display watermap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>
            <text:p>xx2xxxxx</text:p>
          </table:table-cell>
          <table:table-cell office:value-type="string">
            <text:p>Velocity Map texgroup1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>
            <text:p>xx4xxxxx</text:p>
          </table:table-cell>
          <table:table-cell office:value-type="string">
            <text:p>Velocity Map texgroup2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3fff0200</text:p>
          </table:table-cell>
          <table:table-cell office:value-type="string">
            <text:p>int32</text:p>
          </table:table-cell>
          <table:table-cell office:value-type="string">
            <text:p>Character Init Param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042a790</text:p>
          </table:table-cell>
          <table:table-cell office:value-type="string">
            <text:p>String</text:p>
          </table:table-cell>
          <table:table-cell office:value-type="string">
            <text:p>BulletEmitter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0x</text:p>
          </table:table-cell>
          <table:table-cell office:value-type="string">
            <text:p>float</text:p>
          </table:table-cell>
          <table:table-cell office:value-type="string">
            <text:p>Position of cullca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307d10</text:p>
          </table:table-cell>
          <table:table-cell office:value-type="string">
            <text:p>float</text:p>
          </table:table-cell>
          <table:table-cell office:value-type="string">
            <text:p>width of cullca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30e5a4</text:p>
          </table:table-cell>
          <table:table-cell office:value-type="string">
            <text:p>float</text:p>
          </table:table-cell>
          <table:table-cell office:value-type="string">
            <text:p>height of cullcam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335890</text:p>
          </table:table-cell>
          <table:table-cell/>
          <table:table-cell office:value-type="string">
            <text:p>altimeter, graph xpo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335894</text:p>
          </table:table-cell>
          <table:table-cell/>
          <table:table-cell office:value-type="string">
            <text:p>altimeter, graph ypos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3358e0</text:p>
          </table:table-cell>
          <table:table-cell/>
          <table:table-cell office:value-type="string">
            <text:p>altimeter, line 1 point 1 xpo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3358e4</text:p>
          </table:table-cell>
          <table:table-cell/>
          <table:table-cell office:value-type="string">
            <text:p>altimeter, line 1 point 1 ypos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3358f0</text:p>
          </table:table-cell>
          <table:table-cell/>
          <table:table-cell office:value-type="string">
            <text:p>altimeter, line 2 point 1 xpo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3358f4</text:p>
          </table:table-cell>
          <table:table-cell/>
          <table:table-cell office:value-type="string">
            <text:p>altimeter, line 2 point 1 ypos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335900</text:p>
          </table:table-cell>
          <table:table-cell/>
          <table:table-cell office:value-type="string">
            <text:p>altimeter, line 2 point 2 xpo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335904</text:p>
          </table:table-cell>
          <table:table-cell/>
          <table:table-cell office:value-type="string">
            <text:p>altimeter, line 2 point 2 ypos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335910</text:p>
          </table:table-cell>
          <table:table-cell/>
          <table:table-cell office:value-type="string">
            <text:p>altimeter, line 1 point 2 xpo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335914</text:p>
          </table:table-cell>
          <table:table-cell/>
          <table:table-cell office:value-type="string">
            <text:p>altimeter, line 1 point 2 ypos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335920</text:p>
          </table:table-cell>
          <table:table-cell office:value-type="string">
            <text:p>float</text:p>
          </table:table-cell>
          <table:table-cell office:value-type="string">
            <text:p>x pos of altimeter text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335924</text:p>
          </table:table-cell>
          <table:table-cell office:value-type="string">
            <text:p>float</text:p>
          </table:table-cell>
          <table:table-cell office:value-type="string">
            <text:p>y pos of altimeter text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ac5310</text:p>
          </table:table-cell>
          <table:table-cell office:value-type="string">
            <text:p>byte</text:p>
          </table:table-cell>
          <table:table-cell office:value-type="string">
            <text:p>Enable New Camera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ac60d0</text:p>
          </table:table-cell>
          <table:table-cell office:value-type="string">
            <text:p>int32</text:p>
          </table:table-cell>
          <table:table-cell office:value-type="string">
            <text:p>ForceShaderChangeMod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0d4</text:p>
          </table:table-cell>
          <table:table-cell office:value-type="string">
            <text:p>int32</text:p>
          </table:table-cell>
          <table:table-cell office:value-type="string">
            <text:p>ForceDiffuseMapChangeMod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0d8</text:p>
          </table:table-cell>
          <table:table-cell office:value-type="string">
            <text:p>int32</text:p>
          </table:table-cell>
          <table:table-cell office:value-type="string">
            <text:p>ForceSpecularMapChang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0dc</text:p>
          </table:table-cell>
          <table:table-cell office:value-type="string">
            <text:p>int32</text:p>
          </table:table-cell>
          <table:table-cell office:value-type="string">
            <text:p>ForceLightMapChang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0e0</text:p>
          </table:table-cell>
          <table:table-cell office:value-type="string">
            <text:p>int32</text:p>
          </table:table-cell>
          <table:table-cell office:value-type="string">
            <text:p>ForcePointLightTypeChangeMod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0e4</text:p>
          </table:table-cell>
          <table:table-cell office:value-type="string">
            <text:p>byte</text:p>
          </table:table-cell>
          <table:table-cell office:value-type="string">
            <text:p>EnableChr_GiEnvLight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0e8</text:p>
          </table:table-cell>
          <table:table-cell office:value-type="string">
            <text:p>float</text:p>
          </table:table-cell>
          <table:table-cell office:value-type="string">
            <text:p>ForceMetalnessValu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0ec</text:p>
          </table:table-cell>
          <table:table-cell office:value-type="string">
            <text:p>float</text:p>
          </table:table-cell>
          <table:table-cell office:value-type="string">
            <text:p>ForceRoughnessValu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0f0</text:p>
          </table:table-cell>
          <table:table-cell office:value-type="string">
            <text:p>float</text:p>
          </table:table-cell>
          <table:table-cell office:value-type="string">
            <text:p>ForceDiffuseValu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0f4</text:p>
          </table:table-cell>
          <table:table-cell office:value-type="string">
            <text:p>float</text:p>
          </table:table-cell>
          <table:table-cell office:value-type="string">
            <text:p>ForceDiffuseValueMulValu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0f8</text:p>
          </table:table-cell>
          <table:table-cell office:value-type="string">
            <text:p>int32</text:p>
          </table:table-cell>
          <table:table-cell office:value-type="string">
            <text:p>EnvMap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ac6e90</text:p>
          </table:table-cell>
          <table:table-cell office:value-type="string">
            <text:p>byte</text:p>
          </table:table-cell>
          <table:table-cell office:value-type="string">
            <text:p>Draw Map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e91</text:p>
          </table:table-cell>
          <table:table-cell office:value-type="string">
            <text:p>byte</text:p>
          </table:table-cell>
          <table:table-cell office:value-type="string">
            <text:p>Draw Object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e92</text:p>
          </table:table-cell>
          <table:table-cell office:value-type="string">
            <text:p>byte</text:p>
          </table:table-cell>
          <table:table-cell office:value-type="string">
            <text:p>Draw Chr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e93</text:p>
          </table:table-cell>
          <table:table-cell office:value-type="string">
            <text:p>byte</text:p>
          </table:table-cell>
          <table:table-cell office:value-type="string">
            <text:p>Draw Sf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e94</text:p>
          </table:table-cell>
          <table:table-cell office:value-type="string">
            <text:p>byte</text:p>
          </table:table-cell>
          <table:table-cell office:value-type="string">
            <text:p>Draw Remo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ac6e96</text:p>
          </table:table-cell>
          <table:table-cell office:value-type="string">
            <text:p>byte</text:p>
          </table:table-cell>
          <table:table-cell office:value-type="string">
            <text:p>Draw LightShaft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ac7344</text:p>
          </table:table-cell>
          <table:table-cell office:value-type="string">
            <text:p>float</text:p>
          </table:table-cell>
          <table:table-cell office:value-type="string">
            <text:p>minEquipWeight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ac97c0</text:p>
          </table:table-cell>
          <table:table-cell office:value-type="string">
            <text:p>float</text:p>
          </table:table-cell>
          <table:table-cell office:value-type="string">
            <text:p>ActPntLifeTime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acc310</text:p>
          </table:table-cell>
          <table:table-cell office:value-type="string">
            <text:p>float</text:p>
          </table:table-cell>
          <table:table-cell office:value-type="string">
            <text:p>Travel Items Lifetim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c314</text:p>
          </table:table-cell>
          <table:table-cell office:value-type="string">
            <text:p>float</text:p>
          </table:table-cell>
          <table:table-cell office:value-type="string">
            <text:p>ClientForLife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51ace2a8</text:p>
          </table:table-cell>
          <table:table-cell office:value-type="string">
            <text:p>int32</text:p>
          </table:table-cell>
          <table:table-cell office:value-type="string">
            <text:p>?GameState? <text:s/>Confirm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0dd18</text:p>
          </table:table-cell>
          <table:table-cell office:value-type="string">
            <text:p>int32</text:p>
          </table:table-cell>
          <table:table-cell office:value-type="string">
            <text:p>GBufferDebug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0e31</text:p>
          </table:table-cell>
          <table:table-cell/>
          <table:table-cell office:value-type="string">
            <text:p>"Enable Debug Settings"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>
            <text:p>141d151c9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Player No Dea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ca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Player Exterminat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cb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No Stamina Consum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cc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No Mp Consum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cd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No Arrow Consum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ce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No MagicQtyConsum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51d151cf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Player Hid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d0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Player Sile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d1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No Dea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d2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No Damag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d3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No Hi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d4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No Attack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d5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No Mov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d6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No Update AI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d7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Capacity Shortage Test (?)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d8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Omission Mode</text:p>
          </table:table-cell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141d151da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Debug Dash Switch Operation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db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Enable Player Reload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d151dc</text:p>
          </table:table-cell>
          <table:table-cell office:value-type="string">
            <text:p>byte</text:p>
          </table:table-cell>
          <table:table-cell office:value-type="string">
            <text:p>?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D173D1</text:p>
          </table:table-cell>
          <table:table-cell office:value-type="string">
            <text:p>byte</text:p>
          </table:table-cell>
          <table:table-cell office:value-type="string">
            <text:p>Display Compas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D173D2</text:p>
          </table:table-cell>
          <table:table-cell office:value-type="string">
            <text:p>byte</text:p>
          </table:table-cell>
          <table:table-cell office:value-type="string">
            <text:p>Display Altimet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D173D3</text:p>
          </table:table-cell>
          <table:table-cell office:value-type="string">
            <text:p>byte</text:p>
          </table:table-cell>
          <table:table-cell office:value-type="string">
            <text:p>Display Heading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D173D4</text:p>
          </table:table-cell>
          <table:table-cell office:value-type="string">
            <text:p>byte</text:p>
          </table:table-cell>
          <table:table-cell office:value-type="string">
            <text:p>Bloodstain Position debug display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D173D5</text:p>
          </table:table-cell>
          <table:table-cell office:value-type="string">
            <text:p>byte</text:p>
          </table:table-cell>
          <table:table-cell office:value-type="string">
            <text:p>Vibration position debug display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21b20</text:p>
          </table:table-cell>
          <table:table-cell office:value-type="string">
            <text:p>byte</text:p>
          </table:table-cell>
          <table:table-cell office:value-type="string">
            <text:p>Disable Menu</text:p>
          </table:table-cell>
          <table:table-cell table:number-columns-repeated="1021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c04cc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bgMenuMan</text:p>
          </table:table-cell>
          <table:table-cell table:number-columns-repeated="1023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c04e2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rpgSystem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>
            <text:p>+8</text:p>
          </table:table-cell>
          <table:table-cell office:value-type="string">
            <text:p>taskitem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>
            <text:p>+20</text:p>
          </table:table-cell>
          <table:table-cell office:value-type="string">
            <text:p>sysstep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>
            <text:p>+58</text:p>
          </table:table-cell>
          <table:table-cell office:value-type="string">
            <text:p>taskitem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>
            <text:p>+20</text:p>
          </table:table-cell>
          <table:table-cell office:value-type="string">
            <text:p>titlestep_forwin32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>
            <text:p>+a0</text:p>
          </table:table-cell>
          <table:table-cell office:value-type="string">
            <text:p>ingamestep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>
            <text:p>+38</text:p>
          </table:table-cell>
          <table:table-cell office:value-type="string">
            <text:p>taskitem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>
            <text:p>+20</text:p>
          </table:table-cell>
          <table:table-cell office:value-type="string">
            <text:p>MoveMapStep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C04ED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gManImp</text:p>
          </table:table-cell>
          <table:table-cell office:value-type="string">
            <text:p>0x860</text:p>
          </table:table-cell>
          <table:table-cell table:number-columns-repeated="1022"/>
        </table:table-row>
        <table:table-row table:style-name="ro1">
          <table:table-cell office:value-type="string">
            <text:p>+0x0010</text:p>
          </table:table-cell>
          <table:table-cell office:value-type="string">
            <text:p>intptr</text:p>
          </table:table-cell>
          <table:table-cell office:value-type="string">
            <text:p>FrpgEntityFactory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+0x0058</text:p>
          </table:table-cell>
          <table:table-cell office:value-type="string">
            <text:p>intptr</text:p>
          </table:table-cell>
          <table:table-cell office:value-type="string">
            <text:p>EzDraw</text:p>
          </table:table-cell>
          <table:table-cell table:number-columns-repeated="1021"/>
        </table:table-row>
        <table:table-row table:style-name="ro1">
          <table:table-cell office:value-type="string">
            <text:p>+0x0060</text:p>
          </table:table-cell>
          <table:table-cell office:value-type="string">
            <text:p>intptr</text:p>
          </table:table-cell>
          <table:table-cell office:value-type="string">
            <text:p>EzDraw</text:p>
          </table:table-cell>
          <table:table-cell table:number-columns-repeated="1021"/>
        </table:table-row>
        <table:table-row table:style-name="ro1">
          <table:table-cell office:value-type="string">
            <text:p>+0x0068</text:p>
          </table:table-cell>
          <table:table-cell office:value-type="string">
            <text:p>intptr</text:p>
          </table:table-cell>
          <table:table-cell office:value-type="string">
            <text:p>EzDraw</text:p>
          </table:table-cell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intptr</text:p>
          </table:table-cell>
          <table:table-cell office:value-type="string">
            <text:p>EzDraw</text:p>
          </table:table-cell>
          <table:table-cell table:number-columns-repeated="1021"/>
        </table:table-row>
        <table:table-row table:style-name="ro1">
          <table:table-cell office:value-type="string">
            <text:p>+0x0078</text:p>
          </table:table-cell>
          <table:table-cell office:value-type="string">
            <text:p>intptr</text:p>
          </table:table-cell>
          <table:table-cell office:value-type="string">
            <text:p>EzDraw</text:p>
          </table:table-cell>
          <table:table-cell table:number-columns-repeated="1021"/>
        </table:table-row>
        <table:table-row table:style-name="ro1">
          <table:table-cell office:value-type="string">
            <text:p>+0x0080</text:p>
          </table:table-cell>
          <table:table-cell office:value-type="string">
            <text:p>intptr</text:p>
          </table:table-cell>
          <table:table-cell office:value-type="string">
            <text:p>EzDraw</text:p>
          </table:table-cell>
          <table:table-cell table:number-columns-repeated="1021"/>
        </table:table-row>
        <table:table-row table:style-name="ro1">
          <table:table-cell office:value-type="string">
            <text:p>+0x0088</text:p>
          </table:table-cell>
          <table:table-cell office:value-type="string">
            <text:p>intptr</text:p>
          </table:table-cell>
          <table:table-cell office:value-type="string">
            <text:p>EzDraw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office:value-type="string">
            <text:p>+0x06E0</text:p>
          </table:table-cell>
          <table:table-cell office:value-type="string">
            <text:p>intptr</text:p>
          </table:table-cell>
          <table:table-cell office:value-type="string">
            <text:p>MenuRend</text:p>
          </table:table-cell>
          <table:table-cell table:number-columns-repeated="1021"/>
        </table:table-row>
        <table:table-row table:style-name="ro1">
          <table:table-cell office:value-type="string">
            <text:p>+0x06E8</text:p>
          </table:table-cell>
          <table:table-cell office:value-type="string">
            <text:p>intptr</text:p>
          </table:table-cell>
          <table:table-cell office:value-type="string">
            <text:p>FrpgMovie</text:p>
          </table:table-cell>
          <table:table-cell table:number-columns-repeated="1021"/>
        </table:table-row>
        <table:table-row table:style-name="ro1">
          <table:table-cell office:value-type="string">
            <text:p>+0x06F0</text:p>
          </table:table-cell>
          <table:table-cell office:value-type="string">
            <text:p>intptr</text:p>
          </table:table-cell>
          <table:table-cell office:value-type="string">
            <text:p>2 floats, x y screen r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738</text:p>
          </table:table-cell>
          <table:table-cell office:value-type="string">
            <text:p>intptr</text:p>
          </table:table-cell>
          <table:table-cell office:value-type="string">
            <text:p>GameRend</text:p>
          </table:table-cell>
          <table:table-cell table:number-columns-repeated="1021"/>
        </table:table-row>
        <table:table-row table:style-name="ro1">
          <table:table-cell office:value-type="string">
            <text:p>+0x0760</text:p>
          </table:table-cell>
          <table:table-cell office:value-type="string">
            <text:p>byte</text:p>
          </table:table-cell>
          <table:table-cell office:value-type="string">
            <text:p>GammaTest</text:p>
          </table:table-cell>
          <table:table-cell table:number-columns-repeated="1021"/>
        </table:table-row>
        <table:table-row table:style-name="ro1">
          <table:table-cell office:value-type="string">
            <text:p>+0x0761</text:p>
          </table:table-cell>
          <table:table-cell office:value-type="string">
            <text:p>byte</text:p>
          </table:table-cell>
          <table:table-cell office:value-type="string">
            <text:p>ColorBar</text:p>
          </table:table-cell>
          <table:table-cell table:number-columns-repeated="1021"/>
        </table:table-row>
        <table:table-row table:style-name="ro1">
          <table:table-cell office:value-type="string">
            <text:p>+0x0776</text:p>
          </table:table-cell>
          <table:table-cell office:value-type="string">
            <text:p>byte</text:p>
          </table:table-cell>
          <table:table-cell office:value-type="string">
            <text:p>VSync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GameRend</text:p>
          </table:table-cell>
          <table:table-cell table:number-columns-repeated="1023"/>
        </table:table-row>
        <table:table-row table:style-name="ro1">
          <table:table-cell office:value-type="string">
            <text:p>+0x0318</text:p>
          </table:table-cell>
          <table:table-cell office:value-type="string">
            <text:p>b</text:p>
          </table:table-cell>
          <table:table-cell office:value-type="string">
            <text:p>Draw objects?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3D5</text:p>
          </table:table-cell>
          <table:table-cell office:value-type="string">
            <text:p>byte</text:p>
          </table:table-cell>
          <table:table-cell office:value-type="string">
            <text:p>Water Height Map</text:p>
          </table:table-cell>
          <table:table-cell table:number-columns-repeated="1021"/>
        </table:table-row>
        <table:table-row table:style-name="ro1">
          <table:table-cell office:value-type="string">
            <text:p>+0x03D6</text:p>
          </table:table-cell>
          <table:table-cell/>
          <table:table-cell office:value-type="string">
            <text:p>draw cullcam</text:p>
          </table:table-cell>
          <table:table-cell table:number-columns-repeated="1021"/>
        </table:table-row>
        <table:table-row table:style-name="ro1">
          <table:table-cell office:value-type="string">
            <text:p>+0x03D7</text:p>
          </table:table-cell>
          <table:table-cell office:value-type="string">
            <text:p>byte</text:p>
          </table:table-cell>
          <table:table-cell office:value-type="string">
            <text:p>Velocity Map Display</text:p>
          </table:table-cell>
          <table:table-cell table:number-columns-repeated="1021"/>
        </table:table-row>
        <table:table-row table:style-name="ro1">
          <table:table-cell table:style-name="ce1"/>
          <table:table-cell/>
          <table:table-cell office:value-type="string">
            <text:p>0x14130E660 = X, Y co-ords of display</text:p>
          </table:table-cell>
          <table:table-cell table:number-columns-repeated="1021"/>
        </table:table-row>
        <table:table-row table:style-name="ro1">
          <table:table-cell office:value-type="string">
            <text:p>+0x03D8</text:p>
          </table:table-cell>
          <table:table-cell office:value-type="string">
            <text:p>byte</text:p>
          </table:table-cell>
          <table:table-cell office:value-type="string">
            <text:p>bFullScreenMenu</text:p>
          </table:table-cell>
          <table:table-cell table:number-columns-repeated="1021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0673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UserManImp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0684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rpgLoggerManImp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0684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erfMan</text:p>
          </table:table-cell>
          <table:table-cell table:number-columns-repeated="1023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068f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NetworkPropertiesImp</text:p>
          </table:table-cell>
          <table:table-cell table:number-columns-repeated="1023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068f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elayDeleteManImp</text:p>
          </table:table-cell>
          <table:table-cell table:number-columns-repeated="1023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0690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rpgSaveLoadMan</text:p>
          </table:table-cell>
          <table:table-cell office:value-type="string">
            <text:p>0x58</text:p>
          </table:table-cell>
          <table:table-cell table:number-columns-repeated="1022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0698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rpgTrophyManImp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06eb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adMan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06ed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bgReportManImp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06ee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rpgMouseManImp</text:p>
          </table:table-cell>
          <table:table-cell office:value-type="string">
            <text:p>0x50</text:p>
          </table:table-cell>
          <table:table-cell table:number-columns-repeated="1022"/>
        </table:table-row>
        <table:table-row table:style-name="ro1">
          <table:table-cell office:value-type="string">
            <text:p>+0x0012</text:p>
          </table:table-cell>
          <table:table-cell office:value-type="string">
            <text:p>byte</text:p>
          </table:table-cell>
          <table:table-cell office:value-type="string">
            <text:p>Left button clicked</text:p>
          </table:table-cell>
          <table:table-cell table:number-columns-repeated="1021"/>
        </table:table-row>
        <table:table-row table:style-name="ro1">
          <table:table-cell office:value-type="string">
            <text:p>+0x0014</text:p>
          </table:table-cell>
          <table:table-cell office:value-type="string">
            <text:p>float</text:p>
          </table:table-cell>
          <table:table-cell office:value-type="string">
            <text:p>Seconds L button held</text:p>
          </table:table-cell>
          <table:table-cell table:number-columns-repeated="1021"/>
        </table:table-row>
        <table:table-row table:style-name="ro1">
          <table:table-cell office:value-type="string">
            <text:p>+0x001A</text:p>
          </table:table-cell>
          <table:table-cell office:value-type="string">
            <text:p>byte</text:p>
          </table:table-cell>
          <table:table-cell office:value-type="string">
            <text:p>Right button clicked</text:p>
          </table:table-cell>
          <table:table-cell table:number-columns-repeated="1021"/>
        </table:table-row>
        <table:table-row table:style-name="ro1">
          <table:table-cell office:value-type="string">
            <text:p>+0x001C</text:p>
          </table:table-cell>
          <table:table-cell office:value-type="string">
            <text:p>float</text:p>
          </table:table-cell>
          <table:table-cell office:value-type="string">
            <text:p>Seconds R button held</text:p>
          </table:table-cell>
          <table:table-cell table:number-columns-repeated="1021"/>
        </table:table-row>
        <table:table-row table:style-name="ro1">
          <table:table-cell office:value-type="string">
            <text:p>+0x0022</text:p>
          </table:table-cell>
          <table:table-cell office:value-type="string">
            <text:p>byte</text:p>
          </table:table-cell>
          <table:table-cell office:value-type="string">
            <text:p>Middle button clicked</text:p>
          </table:table-cell>
          <table:table-cell table:number-columns-repeated="1021"/>
        </table:table-row>
        <table:table-row table:style-name="ro1">
          <table:table-cell office:value-type="string">
            <text:p>+0x0024</text:p>
          </table:table-cell>
          <table:table-cell office:value-type="string">
            <text:p>float</text:p>
          </table:table-cell>
          <table:table-cell office:value-type="string">
            <text:p>Seconds M button held</text:p>
          </table:table-cell>
          <table:table-cell table:number-columns-repeated="1021"/>
        </table:table-row>
        <table:table-row table:style-name="ro1">
          <table:table-cell office:value-type="string">
            <text:p>+0x0028</text:p>
          </table:table-cell>
          <table:table-cell office:value-type="string">
            <text:p>int32</text:p>
          </table:table-cell>
          <table:table-cell office:value-type="string">
            <text:p>Pointer X pos</text:p>
          </table:table-cell>
          <table:table-cell table:number-columns-repeated="1021"/>
        </table:table-row>
        <table:table-row table:style-name="ro1">
          <table:table-cell office:value-type="string">
            <text:p>+0x002C</text:p>
          </table:table-cell>
          <table:table-cell office:value-type="string">
            <text:p>int32</text:p>
          </table:table-cell>
          <table:table-cell office:value-type="string">
            <text:p>Pointer Y po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141d06ef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rpgWindow</text:p>
          </table:table-cell>
          <table:table-cell table:number-columns-repeated="1023"/>
        </table:table-row>
        <table:table-row table:style-name="ro1">
          <table:table-cell office:value-type="string">
            <text:p>+0x0034</text:p>
          </table:table-cell>
          <table:table-cell office:value-type="string">
            <text:p>int32</text:p>
          </table:table-cell>
          <table:table-cell office:value-type="string">
            <text:p>Screen Width</text:p>
          </table:table-cell>
          <table:table-cell table:number-columns-repeated="1021"/>
        </table:table-row>
        <table:table-row table:style-name="ro1">
          <table:table-cell office:value-type="string">
            <text:p>+0x0038</text:p>
          </table:table-cell>
          <table:table-cell office:value-type="string">
            <text:p>int32</text:p>
          </table:table-cell>
          <table:table-cell office:value-type="string">
            <text:p>Screen Height</text:p>
          </table:table-cell>
          <table:table-cell table:number-columns-repeated="1021"/>
        </table:table-row>
        <table:table-row table:style-name="ro1">
          <table:table-cell office:value-type="string">
            <text:p>+0x006c</text:p>
          </table:table-cell>
          <table:table-cell office:value-type="string">
            <text:p>byte</text:p>
          </table:table-cell>
          <table:table-cell office:value-type="string">
            <text:p>LockMouseToWindow</text:p>
          </table:table-cell>
          <table:table-cell table:number-columns-repeated="1021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0684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erfMan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0887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rawEnvMan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141d068f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elayDeleteManImp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095a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enderTargetManImp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141d0a19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ameraMan</text:p>
          </table:table-cell>
          <table:table-cell office:value-type="string">
            <text:p>0x18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141d0a28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LRC_ChrCam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>
            <text:p>141d0acf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askManImp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>
            <text:p>141d1088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rpgHavokManImp</text:p>
          </table:table-cell>
          <table:table-cell office:value-type="string">
            <text:p>0xC8</text:p>
          </table:table-cell>
          <table:table-cell table:number-columns-repeated="1022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0978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MapMakerImp</text:p>
          </table:table-cell>
          <table:table-cell office:value-type="string">
            <text:p>0x16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>
            <text:p>141d0a280</text:p>
          </table:table-cell>
          <table:table-cell office:value-type="string">
            <text:p>0xD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hr Cam</text:p>
          </table:table-cell>
          <table:table-cell office:value-type="string">
            <text:p>(byte_141D0A288 = 1 when ptr = 0 ? )</text:p>
          </table:table-cell>
          <table:table-cell table:number-columns-repeated="1022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0acf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askMan</text:p>
          </table:table-cell>
          <table:table-cell table:number-columns-repeated="1023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0d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kxMan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0d98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emoMan</text:p>
          </table:table-cell>
          <table:table-cell table:number-columns-repeated="1023"/>
        </table:table-row>
        <table:table-row table:style-name="ro1" table:number-rows-repeated="4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0E1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ameMan</text:p>
          </table:table-cell>
          <table:table-cell office:value-type="string">
            <text:p>0xD6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19</text:p>
          </table:table-cell>
          <table:table-cell office:value-type="string">
            <text:p>byte</text:p>
          </table:table-cell>
          <table:table-cell office:value-type="string">
            <text:p>WarpNextSt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1E</text:p>
          </table:table-cell>
          <table:table-cell office:value-type="string">
            <text:p>byte</text:p>
          </table:table-cell>
          <table:table-cell office:value-type="string">
            <text:p>MapUid_Area</text:p>
          </table:table-cell>
          <table:table-cell table:number-columns-repeated="1021"/>
        </table:table-row>
        <table:table-row table:style-name="ro1">
          <table:table-cell office:value-type="string">
            <text:p>+0x001F</text:p>
          </table:table-cell>
          <table:table-cell office:value-type="string">
            <text:p>byte</text:p>
          </table:table-cell>
          <table:table-cell office:value-type="string">
            <text:p>MapUid_World</text:p>
          </table:table-cell>
          <table:table-cell table:number-columns-repeated="1021"/>
        </table:table-row>
        <table:table-row table:style-name="ro1">
          <table:table-cell office:value-type="string">
            <text:p>+0x0020</text:p>
          </table:table-cell>
          <table:table-cell office:value-type="string">
            <text:p>int32</text:p>
          </table:table-cell>
          <table:table-cell office:value-type="string">
            <text:p>MapUid_Poin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2C</text:p>
          </table:table-cell>
          <table:table-cell office:value-type="string">
            <text:p>int32</text:p>
          </table:table-cell>
          <table:table-cell office:value-type="string">
            <text:p>MiniBlockIndex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30</text:p>
          </table:table-cell>
          <table:table-cell office:value-type="string">
            <text:p>byte</text:p>
          </table:table-cell>
          <table:table-cell office:value-type="string">
            <text:p>SetSummonedPo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AA0</text:p>
          </table:table-cell>
          <table:table-cell office:value-type="string">
            <text:p>int32</text:p>
          </table:table-cell>
          <table:table-cell office:value-type="string">
            <text:p>SaveSlo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B34</text:p>
          </table:table-cell>
          <table:table-cell office:value-type="string">
            <text:p>int32</text:p>
          </table:table-cell>
          <table:table-cell office:value-type="string">
            <text:p>BonfireI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B3C</text:p>
          </table:table-cell>
          <table:table-cell office:value-type="string">
            <text:p>byte</text:p>
          </table:table-cell>
          <table:table-cell office:value-type="string">
            <text:p>bTutorial_en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B3E</text:p>
          </table:table-cell>
          <table:table-cell office:value-type="string">
            <text:p>byte</text:p>
          </table:table-cell>
          <table:table-cell office:value-type="string">
            <text:p>bSetTutorialSummonedPos</text:p>
          </table:table-cell>
          <table:table-cell table:number-columns-repeated="1021"/>
        </table:table-row>
        <table:table-row table:style-name="ro1">
          <table:table-cell office:value-type="string">
            <text:p>+0x0B3F</text:p>
          </table:table-cell>
          <table:table-cell office:value-type="string">
            <text:p>byte</text:p>
          </table:table-cell>
          <table:table-cell office:value-type="string">
            <text:p>bSaveRequest_Profile</text:p>
          </table:table-cell>
          <table:table-cell table:number-columns-repeated="1021"/>
        </table:table-row>
        <table:table-row table:style-name="ro1">
          <table:table-cell office:value-type="string">
            <text:p>+0x0B40</text:p>
          </table:table-cell>
          <table:table-cell office:value-type="string">
            <text:p>byte</text:p>
          </table:table-cell>
          <table:table-cell office:value-type="string">
            <text:p>bSaveRequest_1</text:p>
          </table:table-cell>
          <table:table-cell table:number-columns-repeated="1021"/>
        </table:table-row>
        <table:table-row table:style-name="ro1">
          <table:table-cell office:value-type="string">
            <text:p>+0x0B41</text:p>
          </table:table-cell>
          <table:table-cell office:value-type="string">
            <text:p>byte</text:p>
          </table:table-cell>
          <table:table-cell office:value-type="string">
            <text:p>bSaveRequest_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B48</text:p>
          </table:table-cell>
          <table:table-cell office:value-type="string">
            <text:p>byte</text:p>
          </table:table-cell>
          <table:table-cell office:value-type="string">
            <text:p>bRequestToEnd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B70</text:p>
          </table:table-cell>
          <table:table-cell office:value-type="string">
            <text:p>byte</text:p>
          </table:table-cell>
          <table:table-cell office:value-type="string">
            <text:p>IsSaveMod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B7C</text:p>
          </table:table-cell>
          <table:table-cell office:value-type="string">
            <text:p>byte</text:p>
          </table:table-cell>
          <table:table-cell office:value-type="string">
            <text:p>IsFpsDisconnect</text:p>
          </table:table-cell>
          <table:table-cell table:number-columns-repeated="1021"/>
        </table:table-row>
        <table:table-row table:style-name="ro1">
          <table:table-cell office:value-type="string">
            <text:p>+0x0B7D</text:p>
          </table:table-cell>
          <table:table-cell office:value-type="string">
            <text:p>byte</text:p>
          </table:table-cell>
          <table:table-cell office:value-type="string">
            <text:p>IsOnlineMode</text:p>
          </table:table-cell>
          <table:table-cell table:number-columns-repeated="1021"/>
        </table:table-row>
        <table:table-row table:style-name="ro1">
          <table:table-cell office:value-type="string">
            <text:p>+0x0B7E</text:p>
          </table:table-cell>
          <table:table-cell office:value-type="string">
            <text:p>byte</text:p>
          </table:table-cell>
          <table:table-cell office:value-type="string">
            <text:p>IsTitleStar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B91</text:p>
          </table:table-cell>
          <table:table-cell/>
          <table:table-cell office:value-type="string">
            <text:p>IsMatchingKeyboardClien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B93</text:p>
          </table:table-cell>
          <table:table-cell/>
          <table:table-cell office:value-type="string">
            <text:p>IsIgnoreLeaveMessa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(CT = Checksum Tampering)</text:p>
          </table:table-cell>
          <table:table-cell table:number-columns-repeated="1021"/>
        </table:table-row>
        <table:table-row table:style-name="ro1">
          <table:table-cell office:value-type="string">
            <text:p>+0x0B95</text:p>
          </table:table-cell>
          <table:table-cell office:value-type="string">
            <text:p>byte</text:p>
          </table:table-cell>
          <table:table-cell office:value-type="string">
            <text:p>CT Update Enable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B97</text:p>
          </table:table-cell>
          <table:table-cell office:value-type="string">
            <text:p>byte</text:p>
          </table:table-cell>
          <table:table-cell office:value-type="string">
            <text:p>IsNoInpu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BA0</text:p>
          </table:table-cell>
          <table:table-cell office:value-type="string">
            <text:p>float</text:p>
          </table:table-cell>
          <table:table-cell office:value-type="string">
            <text:p>Last Stable Xpos</text:p>
          </table:table-cell>
          <table:table-cell table:number-columns-repeated="1021"/>
        </table:table-row>
        <table:table-row table:style-name="ro1">
          <table:table-cell office:value-type="string">
            <text:p>+0x0BA4</text:p>
          </table:table-cell>
          <table:table-cell office:value-type="string">
            <text:p>float</text:p>
          </table:table-cell>
          <table:table-cell office:value-type="string">
            <text:p>Last Stable Ypos</text:p>
          </table:table-cell>
          <table:table-cell table:number-columns-repeated="1021"/>
        </table:table-row>
        <table:table-row table:style-name="ro1">
          <table:table-cell office:value-type="string">
            <text:p>+0x0BA8</text:p>
          </table:table-cell>
          <table:table-cell office:value-type="string">
            <text:p>float</text:p>
          </table:table-cell>
          <table:table-cell office:value-type="string">
            <text:p>Last Stable Zpo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BB4</text:p>
          </table:table-cell>
          <table:table-cell office:value-type="string">
            <text:p>float</text:p>
          </table:table-cell>
          <table:table-cell office:value-type="string">
            <text:p>Last Stable Facing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office:value-type="string">
            <text:p>+0x0CC8</text:p>
          </table:table-cell>
          <table:table-cell office:value-type="string">
            <text:p>IntPtr</text:p>
          </table:table-cell>
          <table:table-cell office:value-type="string">
            <text:p>PartyMemberInfo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office:value-type="string">
            <text:p>+0x0D31</text:p>
          </table:table-cell>
          <table:table-cell office:value-type="string">
            <text:p>byte</text:p>
          </table:table-cell>
          <table:table-cell office:value-type="string">
            <text:p>Display the Map Model</text:p>
          </table:table-cell>
          <table:table-cell table:number-columns-repeated="1021"/>
        </table:table-row>
        <table:table-row table:style-name="ro1">
          <table:table-cell office:value-type="string">
            <text:p>+0x0D32</text:p>
          </table:table-cell>
          <table:table-cell office:value-type="string">
            <text:p>byte</text:p>
          </table:table-cell>
          <table:table-cell office:value-type="string">
            <text:p>Display the row hit</text:p>
          </table:table-cell>
          <table:table-cell table:number-columns-repeated="1021"/>
        </table:table-row>
        <table:table-row table:style-name="ro1">
          <table:table-cell office:value-type="string">
            <text:p>+0x0D33</text:p>
          </table:table-cell>
          <table:table-cell office:value-type="string">
            <text:p>byte</text:p>
          </table:table-cell>
          <table:table-cell office:value-type="string">
            <text:p>Display the height hi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office:value-type="string">
            <text:p>+0x0D34</text:p>
          </table:table-cell>
          <table:table-cell office:value-type="string">
            <text:p>byte</text:p>
          </table:table-cell>
          <table:table-cell office:value-type="string">
            <text:p>CT Level</text:p>
          </table:table-cell>
          <table:table-cell table:number-columns-repeated="1021"/>
        </table:table-row>
        <table:table-row table:style-name="ro1">
          <table:table-cell office:value-type="string">
            <text:p>+0x0D3E</text:p>
          </table:table-cell>
          <table:table-cell office:value-type="string">
            <text:p>byte</text:p>
          </table:table-cell>
          <table:table-cell office:value-type="string">
            <text:p>CT Magic ID</text:p>
          </table:table-cell>
          <table:table-cell table:number-columns-repeated="1021"/>
        </table:table-row>
        <table:table-row table:style-name="ro1">
          <table:table-cell office:value-type="string">
            <text:p>+0x0D3F</text:p>
          </table:table-cell>
          <table:table-cell office:value-type="string">
            <text:p>byte</text:p>
          </table:table-cell>
          <table:table-cell office:value-type="string">
            <text:p>bIsDisableAllAreaEne</text:p>
          </table:table-cell>
          <table:table-cell table:number-columns-repeated="1021"/>
        </table:table-row>
        <table:table-row table:style-name="ro1">
          <table:table-cell office:value-type="string">
            <text:p>+0x0D40</text:p>
          </table:table-cell>
          <table:table-cell office:value-type="string">
            <text:p>byte</text:p>
          </table:table-cell>
          <table:table-cell office:value-type="string">
            <text:p>bIsDisableAllAreaEvent</text:p>
          </table:table-cell>
          <table:table-cell table:number-columns-repeated="1021"/>
        </table:table-row>
        <table:table-row table:style-name="ro1">
          <table:table-cell office:value-type="string">
            <text:p>+0x0D41</text:p>
          </table:table-cell>
          <table:table-cell/>
          <table:table-cell office:value-type="string">
            <text:p>bIsDisableAllAreaMap</text:p>
          </table:table-cell>
          <table:table-cell table:number-columns-repeated="1021"/>
        </table:table-row>
        <table:table-row table:style-name="ro1">
          <table:table-cell office:value-type="string">
            <text:p>+0x0D42</text:p>
          </table:table-cell>
          <table:table-cell/>
          <table:table-cell office:value-type="string">
            <text:p>bIsDisableAllAreaObject</text:p>
          </table:table-cell>
          <table:table-cell table:number-columns-repeated="1021"/>
        </table:table-row>
        <table:table-row table:style-name="ro1">
          <table:table-cell office:value-type="string">
            <text:p>+0x0D43</text:p>
          </table:table-cell>
          <table:table-cell/>
          <table:table-cell office:value-type="string">
            <text:p>bIsEnableAllAreaObj</text:p>
          </table:table-cell>
          <table:table-cell table:number-columns-repeated="1021"/>
        </table:table-row>
        <table:table-row table:style-name="ro1">
          <table:table-cell office:value-type="string">
            <text:p>+0x0D44</text:p>
          </table:table-cell>
          <table:table-cell/>
          <table:table-cell office:value-type="string">
            <text:p>bIsEnableAllAreaObjBreak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office:value-type="string">
            <text:p>+0x0D4A</text:p>
          </table:table-cell>
          <table:table-cell/>
          <table:table-cell office:value-type="string">
            <text:p>bIsAutoMapWarpMode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1d3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orldMapManImp</text:p>
          </table:table-cell>
          <table:table-cell table:number-columns-repeated="1023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217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neDatManImp</text:p>
          </table:table-cell>
          <table:table-cell office:value-type="string">
            <text:p>0x268</text:p>
          </table:table-cell>
          <table:table-cell table:number-columns-repeated="1022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51F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orldChrManDbgImp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+0x0019</text:p>
          </table:table-cell>
          <table:table-cell/>
          <table:table-cell office:value-type="string">
            <text:p>View the updated omitted stat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+0x0039</text:p>
          </table:table-cell>
          <table:table-cell office:value-type="string">
            <text:p>byte</text:p>
          </table:table-cell>
          <table:table-cell office:value-type="string">
            <text:p>All Draw Hit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+0x003a</text:p>
          </table:table-cell>
          <table:table-cell/>
          <table:table-cell office:value-type="string">
            <text:p>NPC Display of local control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+0x003b</text:p>
          </table:table-cell>
          <table:table-cell/>
          <table:table-cell office:value-type="string">
            <text:p>disp first floor hit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+0x0070</text:p>
          </table:table-cell>
          <table:table-cell/>
          <table:table-cell office:value-type="string">
            <text:p>Fall death ca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+0x00a8</text:p>
          </table:table-cell>
          <table:table-cell/>
          <table:table-cell office:value-type="string">
            <text:p>Damage Direction Indicato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+0x00dc</text:p>
          </table:table-cell>
          <table:table-cell/>
          <table:table-cell office:value-type="string">
            <text:p>New KnockBack Mode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743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apItemMan</text:p>
          </table:table-cell>
          <table:table-cell table:number-columns-repeated="1023"/>
        </table:table-row>
        <table:table-row table:style-name="ro1">
          <table:table-cell office:value-type="string">
            <text:p>+0x0018</text:p>
          </table:table-cell>
          <table:table-cell office:value-type="string">
            <text:p>int32</text:p>
          </table:table-cell>
          <table:table-cell office:value-type="string">
            <text:p>Number of Item Bags</text:p>
          </table:table-cell>
          <table:table-cell table:number-columns-repeated="1021"/>
        </table:table-row>
        <table:table-row table:style-name="ro1">
          <table:table-cell office:value-type="string">
            <text:p>+0x0020</text:p>
          </table:table-cell>
          <table:table-cell office:value-type="string">
            <text:p>intptr</text:p>
          </table:table-cell>
          <table:table-cell office:value-type="string">
            <text:p>Pointer to last item dropped</text:p>
          </table:table-cell>
          <table:table-cell table:number-columns-repeated="1021"/>
        </table:table-row>
        <table:table-row table:style-name="ro1">
          <table:table-cell office:value-type="string">
            <text:p>+0x0028</text:p>
          </table:table-cell>
          <table:table-cell office:value-type="string">
            <text:p>intptr</text:p>
          </table:table-cell>
          <table:table-cell office:value-type="string">
            <text:p>Pointer to first item droppe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DbgDispDropItem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ItemBag</text:p>
          </table:table-cell>
          <table:table-cell table:number-columns-repeated="1023"/>
        </table:table-row>
        <table:table-row table:style-name="ro1">
          <table:table-cell office:value-type="string">
            <text:p>+0x0000</text:p>
          </table:table-cell>
          <table:table-cell office:value-type="string">
            <text:p>intptr</text:p>
          </table:table-cell>
          <table:table-cell office:value-type="string">
            <text:p>Pointer to next item bag</text:p>
          </table:table-cell>
          <table:table-cell table:number-columns-repeated="1021"/>
        </table:table-row>
        <table:table-row table:style-name="ro1">
          <table:table-cell office:value-type="string">
            <text:p>+0x0008</text:p>
          </table:table-cell>
          <table:table-cell office:value-type="string">
            <text:p>intptr</text:p>
          </table:table-cell>
          <table:table-cell office:value-type="string">
            <text:p>Pointer to previous item ba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D0</text:p>
          </table:table-cell>
          <table:table-cell office:value-type="string">
            <text:p>intptr</text:p>
          </table:table-cell>
          <table:table-cell office:value-type="string">
            <text:p>Pointer to bag's posit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141d174a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ctPntManImp</text:p>
          </table:table-cell>
          <table:table-cell office:value-type="string">
            <text:p>0x840</text:p>
          </table:table-cell>
          <table:table-cell table:number-columns-repeated="1022"/>
        </table:table-row>
        <table:table-row table:style-name="ro1">
          <table:table-cell office:value-type="string">
            <text:p>+0x0008</text:p>
          </table:table-cell>
          <table:table-cell office:value-type="string">
            <text:p>intptr</text:p>
          </table:table-cell>
          <table:table-cell office:value-type="string">
            <text:p>LockTgtManImp</text:p>
          </table:table-cell>
          <table:table-cell table:number-columns-repeated="1021"/>
        </table:table-row>
        <table:table-row table:style-name="ro1">
          <table:table-cell office:value-type="string">
            <text:p>+0x0838</text:p>
          </table:table-cell>
          <table:table-cell office:value-type="string">
            <text:p>byte</text:p>
          </table:table-cell>
          <table:table-cell office:value-type="string">
            <text:p>EnableDbgDispActPnt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" office:value-type="string">
            <text:p>141d174a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ockTgtManImp</text:p>
          </table:table-cell>
          <table:table-cell office:value-type="string">
            <text:p>0x1580</text:p>
          </table:table-cell>
          <table:table-cell table:number-columns-repeated="1022"/>
        </table:table-row>
        <table:table-row table:style-name="ro1">
          <table:table-cell office:value-type="string">
            <text:p>+0x1430</text:p>
          </table:table-cell>
          <table:table-cell office:value-type="string">
            <text:p>byte</text:p>
          </table:table-cell>
          <table:table-cell office:value-type="string">
            <text:p>Target Locked</text:p>
          </table:table-cell>
          <table:table-cell table:number-columns-repeated="1021"/>
        </table:table-row>
        <table:table-row table:style-name="ro1">
          <table:table-cell office:value-type="string">
            <text:p>+0x1568</text:p>
          </table:table-cell>
          <table:table-cell office:value-type="string">
            <text:p>byte</text:p>
          </table:table-cell>
          <table:table-cell office:value-type="string">
            <text:p>EnableDbgDispLockTgt</text:p>
          </table:table-cell>
          <table:table-cell table:number-columns-repeated="1021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141d151b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orldChrManImp</text:p>
          </table:table-cell>
          <table:table-cell office:value-type="string">
            <text:p>0x1F30</text:p>
          </table:table-cell>
          <table:table-cell table:number-columns-repeated="1022"/>
        </table:table-row>
        <table:table-row table:style-name="ro1">
          <table:table-cell office:value-type="string">
            <text:p>+0x0000</text:p>
          </table:table-cell>
          <table:table-cell office:value-type="string">
            <text:p>intptr</text:p>
          </table:table-cell>
          <table:table-cell office:value-type="string">
            <text:p>Class pointer</text:p>
          </table:table-cell>
          <table:table-cell table:number-columns-repeated="1021"/>
        </table:table-row>
        <table:table-row table:style-name="ro1">
          <table:table-cell office:value-type="string">
            <text:p>+0x0008</text:p>
          </table:table-cell>
          <table:table-cell office:value-type="string">
            <text:p>intptr</text:p>
          </table:table-cell>
          <table:table-cell office:value-type="string">
            <text:p>pointer to LockTgtMan</text:p>
          </table:table-cell>
          <table:table-cell table:number-columns-repeated="1021"/>
        </table:table-row>
        <table:table-row table:style-name="ro1">
          <table:table-cell office:value-type="string">
            <text:p>+0x0010</text:p>
          </table:table-cell>
          <table:table-cell office:value-type="string">
            <text:p>intptr</text:p>
          </table:table-cell>
          <table:table-cell office:value-type="string">
            <text:p>pointer to WorldInfoOwner</text:p>
          </table:table-cell>
          <table:table-cell table:number-columns-repeated="1021"/>
        </table:table-row>
        <table:table-row table:style-name="ro1">
          <table:table-cell office:value-type="string">
            <text:p>+0x0020</text:p>
          </table:table-cell>
          <table:table-cell office:value-type="string">
            <text:p>intptr</text:p>
          </table:table-cell>
          <table:table-cell office:value-type="string">
            <text:p>pointer to WorldBlockInfo</text:p>
          </table:table-cell>
          <table:table-cell table:number-columns-repeated="1021"/>
        </table:table-row>
        <table:table-row table:style-name="ro1">
          <table:table-cell office:value-type="string">
            <text:p>+0x0030</text:p>
          </table:table-cell>
          <table:table-cell office:value-type="string">
            <text:p>intptr</text:p>
          </table:table-cell>
          <table:table-cell office:value-type="string">
            <text:p>pointer to WorldBlockChr</text:p>
          </table:table-cell>
          <table:table-cell table:number-columns-repeated="1021"/>
        </table:table-row>
        <table:table-row table:style-name="ro1">
          <table:table-cell office:value-type="string">
            <text:p>+0x0068</text:p>
          </table:table-cell>
          <table:table-cell office:value-type="string">
            <text:p>intptr</text:p>
          </table:table-cell>
          <table:table-cell office:value-type="string">
            <text:p>Pointer to player's PlayerIns</text:p>
          </table:table-cell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byte</text:p>
          </table:table-cell>
          <table:table-cell office:value-type="string">
            <text:p>bFallDeathCam</text:p>
          </table:table-cell>
          <table:table-cell table:number-columns-repeated="1021"/>
        </table:table-row>
        <table:table-row table:style-name="ro1">
          <table:table-cell office:value-type="string">
            <text:p>+0x00A0</text:p>
          </table:table-cell>
          <table:table-cell office:value-type="string">
            <text:p>int32</text:p>
          </table:table-cell>
          <table:table-cell office:value-type="string">
            <text:p>Number of maps loaded</text:p>
          </table:table-cell>
          <table:table-cell table:number-columns-repeated="1021"/>
        </table:table-row>
        <table:table-row table:style-name="ro1">
          <table:table-cell office:value-type="string">
            <text:p>+0x00A8</text:p>
          </table:table-cell>
          <table:table-cell office:value-type="string">
            <text:p>intptr</text:p>
          </table:table-cell>
          <table:table-cell office:value-type="string">
            <text:p>Pointer to first loaded map</text:p>
          </table:table-cell>
          <table:table-cell table:number-columns-repeated="1021"/>
        </table:table-row>
        <table:table-row table:style-name="ro1">
          <table:table-cell office:value-type="string">
            <text:p>+0x00B0</text:p>
          </table:table-cell>
          <table:table-cell office:value-type="string">
            <text:p>intptr</text:p>
          </table:table-cell>
          <table:table-cell office:value-type="string">
            <text:p>Pointer to second loaded map</text:p>
          </table:table-cell>
          <table:table-cell table:number-columns-repeated="1021"/>
        </table:table-row>
        <table:table-row table:style-name="ro1">
          <table:table-cell office:value-type="string">
            <text:p>+0x00B8</text:p>
          </table:table-cell>
          <table:table-cell office:value-type="string">
            <text:p>intptr</text:p>
          </table:table-cell>
          <table:table-cell table:number-columns-repeated="1022"/>
        </table:table-row>
        <table:table-row table:style-name="ro1">
          <table:table-cell office:value-type="string">
            <text:p>+0x00C0</text:p>
          </table:table-cell>
          <table:table-cell office:value-type="string">
            <text:p>intptr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1d3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orldMapManImp</text:p>
          </table:table-cell>
          <table:table-cell office:value-type="string">
            <text:p>0xF20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141d11de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orldObjMan</text:p>
          </table:table-cell>
          <table:table-cell office:value-type="string">
            <text:p>0x2730</text:p>
          </table:table-cell>
          <table:table-cell table:number-columns-repeated="1022"/>
        </table:table-row>
        <table:table-row table:style-name="ro1">
          <table:table-cell office:value-type="string">
            <text:p>+0x0018</text:p>
          </table:table-cell>
          <table:table-cell office:value-type="string">
            <text:p>int32</text:p>
          </table:table-cell>
          <table:table-cell office:value-type="string">
            <text:p>Count of area objs</text:p>
          </table:table-cell>
          <table:table-cell table:number-columns-repeated="1021"/>
        </table:table-row>
        <table:table-row table:style-name="ro1">
          <table:table-cell office:value-type="string">
            <text:p>+0x0020</text:p>
          </table:table-cell>
          <table:table-cell office:value-type="string">
            <text:p>intptr</text:p>
          </table:table-cell>
          <table:table-cell office:value-type="string">
            <text:p>Pointer to first area obj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141d173b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mgHitRecordManImp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141d173c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office:value-type="string">
            <text:p>At least 0x228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mageMan</text:p>
          </table:table-cell>
          <table:table-cell table:number-columns-repeated="1023"/>
        </table:table-row>
        <table:table-row table:style-name="ro1">
          <table:table-cell office:value-type="string">
            <text:p>+0x0030</text:p>
          </table:table-cell>
          <table:table-cell office:value-type="string">
            <text:p>byte</text:p>
          </table:table-cell>
          <table:table-cell office:value-type="string">
            <text:p>Debug Ball Display</text:p>
          </table:table-cell>
          <table:table-cell table:number-columns-repeated="1021"/>
        </table:table-row>
        <table:table-row table:style-name="ro1">
          <table:table-cell office:value-type="string">
            <text:p>+0x0031</text:p>
          </table:table-cell>
          <table:table-cell office:value-type="string">
            <text:p>byte</text:p>
          </table:table-cell>
          <table:table-cell office:value-type="string">
            <text:p>DebugInformationDisplay</text:p>
          </table:table-cell>
          <table:table-cell table:number-columns-repeated="1021"/>
        </table:table-row>
        <table:table-row table:style-name="ro1">
          <table:table-cell office:value-type="string">
            <text:p>+0x0040</text:p>
          </table:table-cell>
          <table:table-cell office:value-type="string">
            <text:p>intptr</text:p>
          </table:table-cell>
          <table:table-cell office:value-type="string">
            <text:p>DmgHitRecordManImp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73c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ieldArea</text:p>
          </table:table-cell>
          <table:table-cell office:value-type="string">
            <text:p>0x120</text:p>
          </table:table-cell>
          <table:table-cell table:number-columns-repeated="1022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7420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WorldHitManImp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141d177e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BulletMan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781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orldSoundManImp</text:p>
          </table:table-cell>
          <table:table-cell table:number-columns-repeated="1023"/>
        </table:table-row>
        <table:table-row table:style-name="ro1">
          <table:table-cell office:value-type="string">
            <text:p>+0x0020</text:p>
          </table:table-cell>
          <table:table-cell office:value-type="string">
            <text:p>intptr</text:p>
          </table:table-cell>
          <table:table-cell office:value-type="string">
            <text:p>pointer to World Area Sound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89a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orldTalkManImpl</text:p>
          </table:table-cell>
          <table:table-cell office:value-type="string">
            <text:p>0xC90</text:p>
          </table:table-cell>
          <table:table-cell table:number-columns-repeated="1022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89b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rpgEventActManImp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ac0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esMan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ad9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ontMan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ae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lverMan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a37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rpgSessionManagerImp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ae9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sbMan</text:p>
          </table:table-cell>
          <table:table-cell office:value-type="string">
            <text:p>0x30 (?)</text:p>
          </table:table-cell>
          <table:table-cell table:number-columns-repeated="1022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af1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spMan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b01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cmMan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b09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aramMan</text:p>
          </table:table-cell>
          <table:table-cell office:value-type="string">
            <text:p>0x30 (?)</text:p>
          </table:table-cell>
          <table:table-cell table:number-columns-repeated="1022"/>
        </table:table-row>
        <table:table-row table:style-name="ro1">
          <table:table-cell office:value-type="string">
            <text:p>+0x0010</text:p>
          </table:table-cell>
          <table:table-cell office:value-type="string">
            <text:p>intptr</text:p>
          </table:table-cell>
          <table:table-cell office:value-type="string">
            <text:p>ParamResCap Arra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(Outside orig strucutre)</text:p>
          </table:table-cell>
          <table:table-cell table:number-columns-repeated="1023"/>
        </table:table-row>
        <table:table-row table:style-name="ro1">
          <table:table-cell office:value-type="string">
            <text:p>(Redo within array bounds)</text:p>
          </table:table-cell>
          <table:table-cell table:number-columns-repeated="1023"/>
        </table:table-row>
        <table:table-row table:style-name="ro1">
          <table:table-cell office:value-type="string">
            <text:p>+0x0148</text:p>
          </table:table-cell>
          <table:table-cell office:value-type="string">
            <text:p>intptr</text:p>
          </table:table-cell>
          <table:table-cell office:value-type="string">
            <text:p>EquipParamGoods</text:p>
          </table:table-cell>
          <table:table-cell table:number-columns-repeated="1021"/>
        </table:table-row>
        <table:table-row table:style-name="ro1">
          <table:table-cell office:value-type="string">
            <text:p>+0x0A40</text:p>
          </table:table-cell>
          <table:table-cell office:value-type="string">
            <text:p>intptr</text:p>
          </table:table-cell>
          <table:table-cell office:value-type="string">
            <text:p>CharaInitPara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ParamResCap Array</text:p>
          </table:table-cell>
          <table:table-cell table:number-columns-repeated="1023"/>
        </table:table-row>
        <table:table-row table:style-name="ro1">
          <table:table-cell office:value-type="string">
            <text:p>+0</text:p>
          </table:table-cell>
          <table:table-cell office:value-type="string">
            <text:p>intptr</text:p>
          </table:table-cell>
          <table:table-cell office:value-type="string">
            <text:p>s_LightBank ParamResCap</text:p>
          </table:table-cell>
          <table:table-cell table:number-columns-repeated="1021"/>
        </table:table-row>
        <table:table-row table:style-name="ro1">
          <table:table-cell office:value-type="string">
            <text:p>+18</text:p>
          </table:table-cell>
          <table:table-cell office:value-type="string">
            <text:p>intptr</text:p>
          </table:table-cell>
          <table:table-cell office:value-type="string">
            <text:p>LensFlareBank ParamResCap</text:p>
          </table:table-cell>
          <table:table-cell table:number-columns-repeated="1021"/>
        </table:table-row>
        <table:table-row table:style-name="ro1">
          <table:table-cell office:value-type="string">
            <text:p>+20</text:p>
          </table:table-cell>
          <table:table-cell office:value-type="string">
            <text:p>intptr</text:p>
          </table:table-cell>
          <table:table-cell office:value-type="string">
            <text:p>RagdollParam PRC</text:p>
          </table:table-cell>
          <table:table-cell table:number-columns-repeated="1021"/>
        </table:table-row>
        <table:table-row table:style-name="ro1">
          <table:table-cell office:value-type="string">
            <text:p>+28</text:p>
          </table:table-cell>
          <table:table-cell office:value-type="string">
            <text:p>intptr</text:p>
          </table:table-cell>
          <table:table-cell office:value-type="string">
            <text:p>ToneMapBank PRC</text:p>
          </table:table-cell>
          <table:table-cell table:number-columns-repeated="1021"/>
        </table:table-row>
        <table:table-row table:style-name="ro1">
          <table:table-cell office:value-type="string">
            <text:p>+30</text:p>
          </table:table-cell>
          <table:table-cell office:value-type="string">
            <text:p>intptr</text:p>
          </table:table-cell>
          <table:table-cell office:value-type="string">
            <text:p>ObjActParam</text:p>
          </table:table-cell>
          <table:table-cell table:number-columns-repeated="1021"/>
        </table:table-row>
        <table:table-row table:style-name="ro1">
          <table:table-cell office:value-type="string">
            <text:p>+48</text:p>
          </table:table-cell>
          <table:table-cell office:value-type="string">
            <text:p>intptr</text:p>
          </table:table-cell>
          <table:table-cell office:value-type="string">
            <text:p>QwcJudge</text:p>
          </table:table-cell>
          <table:table-cell table:number-columns-repeated="1021"/>
        </table:table-row>
        <table:table-row table:style-name="ro1">
          <table:table-cell office:value-type="string">
            <text:p>+60</text:p>
          </table:table-cell>
          <table:table-cell office:value-type="string">
            <text:p>intptr</text:p>
          </table:table-cell>
          <table:table-cell office:value-type="string">
            <text:p>PointLightBank</text:p>
          </table:table-cell>
          <table:table-cell table:number-columns-repeated="1021"/>
        </table:table-row>
        <table:table-row table:style-name="ro1">
          <table:table-cell office:value-type="string">
            <text:p>+68</text:p>
          </table:table-cell>
          <table:table-cell office:value-type="string">
            <text:p>intptr</text:p>
          </table:table-cell>
          <table:table-cell office:value-type="string">
            <text:p>FogBank</text:p>
          </table:table-cell>
          <table:table-cell table:number-columns-repeated="1021"/>
        </table:table-row>
        <table:table-row table:style-name="ro1">
          <table:table-cell office:value-type="string">
            <text:p>+70</text:p>
          </table:table-cell>
          <table:table-cell office:value-type="string">
            <text:p>intptr</text:p>
          </table:table-cell>
          <table:table-cell office:value-type="string">
            <text:p>LightScatteringBank</text:p>
          </table:table-cell>
          <table:table-cell table:number-columns-repeated="1021"/>
        </table:table-row>
        <table:table-row table:style-name="ro1">
          <table:table-cell office:value-type="string">
            <text:p>+78</text:p>
          </table:table-cell>
          <table:table-cell office:value-type="string">
            <text:p>intptr</text:p>
          </table:table-cell>
          <table:table-cell office:value-type="string">
            <text:p>m_LightBank</text:p>
          </table:table-cell>
          <table:table-cell table:number-columns-repeated="1021"/>
        </table:table-row>
        <table:table-row table:style-name="ro1">
          <table:table-cell office:value-type="string">
            <text:p>+80</text:p>
          </table:table-cell>
          <table:table-cell office:value-type="string">
            <text:p>intptr</text:p>
          </table:table-cell>
          <table:table-cell office:value-type="string">
            <text:p>default_EnemyBehaviorBank</text:p>
          </table:table-cell>
          <table:table-cell table:number-columns-repeated="1021"/>
        </table:table-row>
        <table:table-row table:style-name="ro1">
          <table:table-cell office:value-type="string">
            <text:p>+98</text:p>
          </table:table-cell>
          <table:table-cell office:value-type="string">
            <text:p>intptr</text:p>
          </table:table-cell>
          <table:table-cell office:value-type="string">
            <text:p>m_ShadowBank</text:p>
          </table:table-cell>
          <table:table-cell table:number-columns-repeated="1021"/>
        </table:table-row>
        <table:table-row table:style-name="ro1">
          <table:table-cell office:value-type="string">
            <text:p>+A8</text:p>
          </table:table-cell>
          <table:table-cell office:value-type="string">
            <text:p>intptr</text:p>
          </table:table-cell>
          <table:table-cell office:value-type="string">
            <text:p>EquipParamWeapon</text:p>
          </table:table-cell>
          <table:table-cell table:number-columns-repeated="1021"/>
        </table:table-row>
        <table:table-row table:style-name="ro1">
          <table:table-cell office:value-type="string">
            <text:p>+C0</text:p>
          </table:table-cell>
          <table:table-cell office:value-type="string">
            <text:p>intptr</text:p>
          </table:table-cell>
          <table:table-cell office:value-type="string">
            <text:p>m_1_ToneCorrectBank</text:p>
          </table:table-cell>
          <table:table-cell table:number-columns-repeated="1021"/>
        </table:table-row>
        <table:table-row table:style-name="ro1">
          <table:table-cell office:value-type="string">
            <text:p>+D8</text:p>
          </table:table-cell>
          <table:table-cell office:value-type="string">
            <text:p>intptr</text:p>
          </table:table-cell>
          <table:table-cell office:value-type="string">
            <text:p>ReinforceParamProtector</text:p>
          </table:table-cell>
          <table:table-cell table:number-columns-repeated="1021"/>
        </table:table-row>
        <table:table-row table:style-name="ro1" table:number-rows-repeated="5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b36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oloParamMan</text:p>
          </table:table-cell>
          <table:table-cell office:value-type="string">
            <text:p>0xB10</text:p>
          </table:table-cell>
          <table:table-cell table:number-columns-repeated="1022"/>
        </table:table-row>
        <table:table-row table:style-name="ro1" table:number-rows-repeated="4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b44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uaMan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b55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sdMan</text:p>
          </table:table-cell>
          <table:table-cell office:value-type="string">
            <text:p>0x28</text:p>
          </table:table-cell>
          <table:table-cell table:number-columns-repeated="1022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b74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sgMan</text:p>
          </table:table-cell>
          <table:table-cell office:value-type="string">
            <text:p>0x3020</text:p>
          </table:table-cell>
          <table:table-cell table:number-columns-repeated="1022"/>
        </table:table-row>
        <table:table-row table:style-name="ro1">
          <table:table-cell office:value-type="string">
            <text:p>+0x0338</text:p>
          </table:table-cell>
          <table:table-cell office:value-type="string">
            <text:p>intptr</text:p>
          </table:table-cell>
          <table:table-cell office:value-type="string">
            <text:p>Dialog Msg</text:p>
          </table:table-cell>
          <table:table-cell table:number-columns-repeated="1021"/>
        </table:table-row>
        <table:table-row table:style-name="ro1">
          <table:table-cell office:value-type="string">
            <text:p>+0x0340</text:p>
          </table:table-cell>
          <table:table-cell office:value-type="string">
            <text:p>intptr</text:p>
          </table:table-cell>
          <table:table-cell office:value-type="string">
            <text:p>System Msg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141d1b75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sgTagManImp</text:p>
          </table:table-cell>
          <table:table-cell office:value-type="string">
            <text:p>0xeef8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141d1c46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rawParamManImp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>
            <text:p>141d1cda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exMan</text:p>
          </table:table-cell>
          <table:table-cell table:number-columns-repeated="1023"/>
        </table:table-row>
        <table:table-row table:style-name="ro1">
          <table:table-cell office:value-type="string">
            <text:p>+0x0018</text:p>
          </table:table-cell>
          <table:table-cell office:value-type="string">
            <text:p>intpt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+0x0078</text:p>
          </table:table-cell>
          <table:table-cell office:value-type="string">
            <text:p>AVTexHdlResCap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AVTexHdlResCap</text:p>
          </table:table-cell>
          <table:table-cell office:value-type="string">
            <text:p>0x90</text:p>
          </table:table-cell>
          <table:table-cell table:number-columns-repeated="1022"/>
        </table:table-row>
        <table:table-row table:style-name="ro1">
          <table:table-cell office:value-type="string">
            <text:p>+0x0008</text:p>
          </table:table-cell>
          <table:table-cell office:value-type="string">
            <text:p>intptr</text:p>
          </table:table-cell>
          <table:table-cell office:value-type="string">
            <text:p>texture name, 0x38 unicode</text:p>
          </table:table-cell>
          <table:table-cell table:number-columns-repeated="1021"/>
        </table:table-row>
        <table:table-row table:style-name="ro1">
          <table:table-cell office:value-type="string">
            <text:p>+0x0038</text:p>
          </table:table-cell>
          <table:table-cell office:value-type="string">
            <text:p>intptr</text:p>
          </table:table-cell>
          <table:table-cell office:value-type="string">
            <text:p>AVTpfResCap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>
            <text:p>141d1e4f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ileMan</text:p>
          </table:table-cell>
          <table:table-cell office:value-type="string">
            <text:p>0x170</text:p>
          </table:table-cell>
          <table:table-cell table:number-columns-repeated="1022"/>
        </table:table-row>
        <table:table-row table:style-name="ro1">
          <table:table-cell office:value-type="string">
            <text:p>+0x0060</text:p>
          </table:table-cell>
          <table:table-cell office:value-type="string">
            <text:p>intptr</text:p>
          </table:table-cell>
          <table:table-cell office:value-type="string">
            <text:p>DLResourceFileLoadEventQueu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143</text:p>
          </table:table-cell>
          <table:table-cell office:value-type="string">
            <text:p>byte</text:p>
          </table:table-cell>
          <table:table-cell office:value-type="string">
            <text:p>IOErr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169</text:p>
          </table:table-cell>
          <table:table-cell office:value-type="string">
            <text:p>byte</text:p>
          </table:table-cell>
          <table:table-cell office:value-type="string">
            <text:p>DbgDispNowLoading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>
            <text:p>141d1f87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orldAiManImpl</text:p>
          </table:table-cell>
          <table:table-cell office:value-type="string">
            <text:p>0x18A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141d2454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amageDirIndicatorImp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141D25D4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LRuntimeClassImpl_FrpgMenuDlgLogo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>
            <text:p>141D2616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enuMan</text:p>
          </table:table-cell>
          <table:table-cell office:value-type="string">
            <text:p>0x1140</text:p>
          </table:table-cell>
          <table:table-cell table:number-columns-repeated="1022"/>
        </table:table-row>
        <table:table-row table:style-name="ro1">
          <table:table-cell office:value-type="string">
            <text:p>+0x002C</text:p>
          </table:table-cell>
          <table:table-cell office:value-type="string">
            <text:p>byte</text:p>
          </table:table-cell>
          <table:table-cell office:value-type="string">
            <text:p>Draw layout on cursor</text:p>
          </table:table-cell>
          <table:table-cell table:number-columns-repeated="1021"/>
        </table:table-row>
        <table:table-row table:style-name="ro1">
          <table:table-cell office:value-type="string">
            <text:p>+0x002D</text:p>
          </table:table-cell>
          <table:table-cell office:value-type="string">
            <text:p>byte</text:p>
          </table:table-cell>
          <table:table-cell office:value-type="string">
            <text:p>Draw layout only last</text:p>
          </table:table-cell>
          <table:table-cell table:number-columns-repeated="1021"/>
        </table:table-row>
        <table:table-row table:style-name="ro1">
          <table:table-cell office:value-type="string">
            <text:p>+0x002E</text:p>
          </table:table-cell>
          <table:table-cell office:value-type="string">
            <text:p>byte</text:p>
          </table:table-cell>
          <table:table-cell office:value-type="string">
            <text:p>Draw Layout Disp Pos</text:p>
          </table:table-cell>
          <table:table-cell table:number-columns-repeated="1021"/>
        </table:table-row>
        <table:table-row table:style-name="ro1">
          <table:table-cell office:value-type="string">
            <text:p>+0x002F</text:p>
          </table:table-cell>
          <table:table-cell office:value-type="string">
            <text:p>byte</text:p>
          </table:table-cell>
          <table:table-cell office:value-type="string">
            <text:p>Draw layout only registere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38</text:p>
          </table:table-cell>
          <table:table-cell office:value-type="string">
            <text:p>int32</text:p>
          </table:table-cell>
          <table:table-cell office:value-type="string">
            <text:p>Inventory Menu stat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74</text:p>
          </table:table-cell>
          <table:table-cell office:value-type="string">
            <text:p>int32</text:p>
          </table:table-cell>
          <table:table-cell office:value-type="string">
            <text:p>GenDialogStat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F8</text:p>
          </table:table-cell>
          <table:table-cell office:value-type="string">
            <text:p>int32</text:p>
          </table:table-cell>
          <table:table-cell office:value-type="string">
            <text:p>ScreenPreview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104</text:p>
          </table:table-cell>
          <table:table-cell office:value-type="string">
            <text:p>int32</text:p>
          </table:table-cell>
          <table:table-cell office:value-type="string">
            <text:p>TextEffec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1CC</text:p>
          </table:table-cell>
          <table:table-cell office:value-type="string">
            <text:p>int32</text:p>
          </table:table-cell>
          <table:table-cell office:value-type="string">
            <text:p>Selected_InvenID</text:p>
          </table:table-cell>
          <table:table-cell table:number-columns-repeated="1021"/>
        </table:table-row>
        <table:table-row table:style-name="ro1">
          <table:table-cell office:value-type="string">
            <text:p>+0x01D0</text:p>
          </table:table-cell>
          <table:table-cell office:value-type="string">
            <text:p>int32</text:p>
          </table:table-cell>
          <table:table-cell office:value-type="string">
            <text:p>DropRet_InvenId</text:p>
          </table:table-cell>
          <table:table-cell table:number-columns-repeated="1021"/>
        </table:table-row>
        <table:table-row table:style-name="ro1">
          <table:table-cell office:value-type="string">
            <text:p>+0x01D4</text:p>
          </table:table-cell>
          <table:table-cell office:value-type="string">
            <text:p>int32</text:p>
          </table:table-cell>
          <table:table-cell office:value-type="string">
            <text:p>Selected_InvenSlot</text:p>
          </table:table-cell>
          <table:table-cell table:number-columns-repeated="1021"/>
        </table:table-row>
        <table:table-row table:style-name="ro1">
          <table:table-cell office:value-type="string">
            <text:p>+0x01D8</text:p>
          </table:table-cell>
          <table:table-cell office:value-type="string">
            <text:p>int32</text:p>
          </table:table-cell>
          <table:table-cell office:value-type="string">
            <text:p>Inventory_PageState</text:p>
          </table:table-cell>
          <table:table-cell table:number-columns-repeated="1021"/>
        </table:table-row>
        <table:table-row table:style-name="ro1">
          <table:table-cell office:value-type="string">
            <text:p>+0x01DC</text:p>
          </table:table-cell>
          <table:table-cell office:value-type="string">
            <text:p>int32</text:p>
          </table:table-cell>
          <table:table-cell office:value-type="string">
            <text:p>Selected_SortInvenI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224</text:p>
          </table:table-cell>
          <table:table-cell office:value-type="string">
            <text:p>int32</text:p>
          </table:table-cell>
          <table:table-cell office:value-type="string">
            <text:p>MenuTab_Ty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2E8</text:p>
          </table:table-cell>
          <table:table-cell office:value-type="string">
            <text:p>int32</text:p>
          </table:table-cell>
          <table:table-cell office:value-type="string">
            <text:p>Enable Front En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808</text:p>
          </table:table-cell>
          <table:table-cell office:value-type="string">
            <text:p>int32</text:p>
          </table:table-cell>
          <table:table-cell office:value-type="string">
            <text:p>Talk Msg Id</text:p>
          </table:table-cell>
          <table:table-cell table:number-columns-repeated="1021"/>
        </table:table-row>
        <table:table-row table:style-name="ro1">
          <table:table-cell office:value-type="string">
            <text:p>+0x080C</text:p>
          </table:table-cell>
          <table:table-cell office:value-type="string">
            <text:p>int32</text:p>
          </table:table-cell>
          <table:table-cell office:value-type="string">
            <text:p>Icon Enabl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814</text:p>
          </table:table-cell>
          <table:table-cell office:value-type="string">
            <text:p>int32</text:p>
          </table:table-cell>
          <table:table-cell office:value-type="string">
            <text:p>ShopMsgI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838</text:p>
          </table:table-cell>
          <table:table-cell office:value-type="string">
            <text:p>float</text:p>
          </table:table-cell>
          <table:table-cell office:value-type="string">
            <text:p>unVisibleTime</text:p>
          </table:table-cell>
          <table:table-cell table:number-columns-repeated="1021"/>
        </table:table-row>
        <table:table-row table:style-name="ro1">
          <table:table-cell office:value-type="string">
            <text:p>+0x083C</text:p>
          </table:table-cell>
          <table:table-cell office:value-type="string">
            <text:p>int32</text:p>
          </table:table-cell>
          <table:table-cell office:value-type="string">
            <text:p>Menu Drop Data, EquipType</text:p>
          </table:table-cell>
          <table:table-cell table:number-columns-repeated="1021"/>
        </table:table-row>
        <table:table-row table:style-name="ro1">
          <table:table-cell office:value-type="string">
            <text:p>+0x0840</text:p>
          </table:table-cell>
          <table:table-cell office:value-type="string">
            <text:p>int32</text:p>
          </table:table-cell>
          <table:table-cell office:value-type="string">
            <text:p>Menu Drop Data, EquipId</text:p>
          </table:table-cell>
          <table:table-cell table:number-columns-repeated="1021"/>
        </table:table-row>
        <table:table-row table:style-name="ro1">
          <table:table-cell office:value-type="string">
            <text:p>+0x0844</text:p>
          </table:table-cell>
          <table:table-cell office:value-type="string">
            <text:p>int32</text:p>
          </table:table-cell>
          <table:table-cell office:value-type="string">
            <text:p>Menu Drop Data, Durability</text:p>
          </table:table-cell>
          <table:table-cell table:number-columns-repeated="1021"/>
        </table:table-row>
        <table:table-row table:style-name="ro1">
          <table:table-cell office:value-type="string">
            <text:p>+0x0848</text:p>
          </table:table-cell>
          <table:table-cell office:value-type="string">
            <text:p>int32</text:p>
          </table:table-cell>
          <table:table-cell office:value-type="string">
            <text:p>Menu Drop Data, Quantity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+0x0A38</text:p>
          </table:table-cell>
          <table:table-cell office:value-type="string">
            <text:p>intptr</text:p>
          </table:table-cell>
          <table:table-cell office:value-type="string">
            <text:p>GenDlgValu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BB8</text:p>
          </table:table-cell>
          <table:table-cell office:value-type="string">
            <text:p>int32</text:p>
          </table:table-cell>
          <table:table-cell office:value-type="string">
            <text:p>LastTalkI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DE0</text:p>
          </table:table-cell>
          <table:table-cell office:value-type="string">
            <text:p>int32</text:p>
          </table:table-cell>
          <table:table-cell office:value-type="string">
            <text:p>IsShopTestEnabl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DE8</text:p>
          </table:table-cell>
          <table:table-cell office:value-type="string">
            <text:p>int32</text:p>
          </table:table-cell>
          <table:table-cell office:value-type="string">
            <text:p>ShopLineupStartId</text:p>
          </table:table-cell>
          <table:table-cell table:number-columns-repeated="1021"/>
        </table:table-row>
        <table:table-row table:style-name="ro1">
          <table:table-cell office:value-type="string">
            <text:p>+0x0DEC</text:p>
          </table:table-cell>
          <table:table-cell office:value-type="string">
            <text:p>int32</text:p>
          </table:table-cell>
          <table:table-cell office:value-type="string">
            <text:p>ShopLineupEndI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F7C</text:p>
          </table:table-cell>
          <table:table-cell office:value-type="string">
            <text:p>int32</text:p>
          </table:table-cell>
          <table:table-cell office:value-type="string">
            <text:p>GetSaveMapNameI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1050</text:p>
          </table:table-cell>
          <table:table-cell office:value-type="string">
            <text:p>int32</text:p>
          </table:table-cell>
          <table:table-cell office:value-type="string">
            <text:p>Boss 1, NameId</text:p>
          </table:table-cell>
          <table:table-cell table:number-columns-repeated="1021"/>
        </table:table-row>
        <table:table-row table:style-name="ro1">
          <table:table-cell office:value-type="string">
            <text:p>+0x1054</text:p>
          </table:table-cell>
          <table:table-cell office:value-type="string">
            <text:p>int32</text:p>
          </table:table-cell>
          <table:table-cell office:value-type="string">
            <text:p>Boss 1, Gauge enabled</text:p>
          </table:table-cell>
          <table:table-cell table:number-columns-repeated="1021"/>
        </table:table-row>
        <table:table-row table:style-name="ro1">
          <table:table-cell office:value-type="string">
            <text:p>+0x1058</text:p>
          </table:table-cell>
          <table:table-cell office:value-type="string">
            <text:p>int32</text:p>
          </table:table-cell>
          <table:table-cell office:value-type="string">
            <text:p>Boss 1, My Damage</text:p>
          </table:table-cell>
          <table:table-cell table:number-columns-repeated="1021"/>
        </table:table-row>
        <table:table-row table:style-name="ro1">
          <table:table-cell office:value-type="string">
            <text:p>+0x105C</text:p>
          </table:table-cell>
          <table:table-cell office:value-type="string">
            <text:p>int32</text:p>
          </table:table-cell>
          <table:table-cell office:value-type="string">
            <text:p>Boss 1, Net 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1064</text:p>
          </table:table-cell>
          <table:table-cell office:value-type="string">
            <text:p>int32</text:p>
          </table:table-cell>
          <table:table-cell office:value-type="string">
            <text:p>Boss 2, NameId</text:p>
          </table:table-cell>
          <table:table-cell table:number-columns-repeated="1021"/>
        </table:table-row>
        <table:table-row table:style-name="ro1">
          <table:table-cell office:value-type="string">
            <text:p>+0x1068</text:p>
          </table:table-cell>
          <table:table-cell office:value-type="string">
            <text:p>int32</text:p>
          </table:table-cell>
          <table:table-cell office:value-type="string">
            <text:p>Boss 2, Gauge enabled</text:p>
          </table:table-cell>
          <table:table-cell table:number-columns-repeated="1021"/>
        </table:table-row>
        <table:table-row table:style-name="ro1">
          <table:table-cell office:value-type="string">
            <text:p>+0x106C</text:p>
          </table:table-cell>
          <table:table-cell office:value-type="string">
            <text:p>int32</text:p>
          </table:table-cell>
          <table:table-cell office:value-type="string">
            <text:p>Boss 2, My Damage</text:p>
          </table:table-cell>
          <table:table-cell table:number-columns-repeated="1021"/>
        </table:table-row>
        <table:table-row table:style-name="ro1">
          <table:table-cell office:value-type="string">
            <text:p>+0x1070</text:p>
          </table:table-cell>
          <table:table-cell office:value-type="string">
            <text:p>int32</text:p>
          </table:table-cell>
          <table:table-cell office:value-type="string">
            <text:p>Boss 2, Net 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1080</text:p>
          </table:table-cell>
          <table:table-cell office:value-type="string">
            <text:p>int32</text:p>
          </table:table-cell>
          <table:table-cell office:value-type="string">
            <text:p>Selected EquipType</text:p>
          </table:table-cell>
          <table:table-cell table:number-columns-repeated="1021"/>
        </table:table-row>
        <table:table-row table:style-name="ro1">
          <table:table-cell office:value-type="string">
            <text:p>+0x1084</text:p>
          </table:table-cell>
          <table:table-cell office:value-type="string">
            <text:p>int32</text:p>
          </table:table-cell>
          <table:table-cell office:value-type="string">
            <text:p>Selected EquipId</text:p>
          </table:table-cell>
          <table:table-cell table:number-columns-repeated="1021"/>
        </table:table-row>
        <table:table-row table:style-name="ro1">
          <table:table-cell office:value-type="string">
            <text:p>+0x1088</text:p>
          </table:table-cell>
          <table:table-cell office:value-type="string">
            <text:p>int32</text:p>
          </table:table-cell>
          <table:table-cell office:value-type="string">
            <text:p>Selected Durabilit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10E8</text:p>
          </table:table-cell>
          <table:table-cell office:value-type="string">
            <text:p>float</text:p>
          </table:table-cell>
          <table:table-cell office:value-type="string">
            <text:p>StartTab AnimPlaySpeed</text:p>
          </table:table-cell>
          <table:table-cell table:number-columns-repeated="1021"/>
        </table:table-row>
        <table:table-row table:style-name="ro1">
          <table:table-cell office:value-type="string">
            <text:p>+0x10EC</text:p>
          </table:table-cell>
          <table:table-cell office:value-type="string">
            <text:p>int32</text:p>
          </table:table-cell>
          <table:table-cell office:value-type="string">
            <text:p>IsShopEquipFaceMak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1110</text:p>
          </table:table-cell>
          <table:table-cell office:value-type="string">
            <text:p>byte</text:p>
          </table:table-cell>
          <table:table-cell office:value-type="string">
            <text:p>bPadDeviceReplacementRequest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141d238b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adeMan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141d278f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ameDataMan</text:p>
          </table:table-cell>
          <table:table-cell table:number-columns-repeated="1023"/>
        </table:table-row>
        <table:table-row table:style-name="ro1">
          <table:table-cell office:value-type="string">
            <text:p>+0x0008</text:p>
          </table:table-cell>
          <table:table-cell office:value-type="string">
            <text:p>intptr</text:p>
          </table:table-cell>
          <table:table-cell office:value-type="string">
            <text:p>TrophyEquipData</text:p>
          </table:table-cell>
          <table:table-cell table:number-columns-repeated="1021"/>
        </table:table-row>
        <table:table-row table:style-name="ro1">
          <table:table-cell office:value-type="string">
            <text:p>+0x0010</text:p>
          </table:table-cell>
          <table:table-cell office:value-type="string">
            <text:p>intptr</text:p>
          </table:table-cell>
          <table:table-cell office:value-type="string">
            <text:p>PlayerGameDat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58</text:p>
          </table:table-cell>
          <table:table-cell office:value-type="string">
            <text:p>intptr</text:p>
          </table:table-cell>
          <table:table-cell office:value-type="string">
            <text:p>PlayerOptio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70</text:p>
          </table:table-cell>
          <table:table-cell office:value-type="string">
            <text:p>intptr</text:p>
          </table:table-cell>
          <table:table-cell office:value-type="string">
            <text:p>QwcDat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78</text:p>
          </table:table-cell>
          <table:table-cell office:value-type="string">
            <text:p>int32</text:p>
          </table:table-cell>
          <table:table-cell office:value-type="string">
            <text:p>ClearCount</text:p>
          </table:table-cell>
          <table:table-cell table:number-columns-repeated="1021"/>
        </table:table-row>
        <table:table-row table:style-name="ro1">
          <table:table-cell office:value-type="string">
            <text:p>+0x007C</text:p>
          </table:table-cell>
          <table:table-cell office:value-type="string">
            <text:p>int32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8C</text:p>
          </table:table-cell>
          <table:table-cell office:value-type="string">
            <text:p>int32</text:p>
          </table:table-cell>
          <table:table-cell office:value-type="string">
            <text:p>KillBlackGhos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A4</text:p>
          </table:table-cell>
          <table:table-cell office:value-type="string">
            <text:p>int32</text:p>
          </table:table-cell>
          <table:table-cell office:value-type="string">
            <text:p>Playtime in m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B4</text:p>
          </table:table-cell>
          <table:table-cell office:value-type="string">
            <text:p>int32</text:p>
          </table:table-cell>
          <table:table-cell office:value-type="string">
            <text:p>InitDeathState</text:p>
          </table:table-cell>
          <table:table-cell table:number-columns-repeated="1021"/>
        </table:table-row>
        <table:table-row table:style-name="ro1">
          <table:table-cell office:value-type="string">
            <text:p>+0x00B8</text:p>
          </table:table-cell>
          <table:table-cell office:value-type="string">
            <text:p>byte</text:p>
          </table:table-cell>
          <table:table-cell office:value-type="string">
            <text:p>DeathPenaltySkip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141d27b3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aceGenManImp</text:p>
          </table:table-cell>
          <table:table-cell table:number-columns-repeated="1023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style-name="ce5" office:value-type="string">
            <text:p>141d27d60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FrpgNetManImp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>
            <text:p>PlayerGameData</text:p>
          </table:table-cell>
          <table:table-cell office:value-type="string">
            <text:p>0x660</text:p>
          </table:table-cell>
          <table:table-cell table:number-columns-repeated="1022"/>
        </table:table-row>
        <table:table-row table:style-name="ro1">
          <table:table-cell office:value-type="string">
            <text:p>+0x0010</text:p>
          </table:table-cell>
          <table:table-cell office:value-type="string">
            <text:p>int32</text:p>
          </table:table-cell>
          <table:table-cell office:value-type="string">
            <text:p>Player Number</text:p>
          </table:table-cell>
          <table:table-cell table:number-columns-repeated="1021"/>
        </table:table-row>
        <table:table-row table:style-name="ro1">
          <table:table-cell office:value-type="string">
            <text:p>+0x0014</text:p>
          </table:table-cell>
          <table:table-cell office:value-type="string">
            <text:p>int32</text:p>
          </table:table-cell>
          <table:table-cell office:value-type="string">
            <text:p>HP</text:p>
          </table:table-cell>
          <table:table-cell table:number-columns-repeated="1021"/>
        </table:table-row>
        <table:table-row table:style-name="ro1">
          <table:table-cell office:value-type="string">
            <text:p>+0x0018</text:p>
          </table:table-cell>
          <table:table-cell office:value-type="string">
            <text:p>int32</text:p>
          </table:table-cell>
          <table:table-cell office:value-type="string">
            <text:p>MaxHP</text:p>
          </table:table-cell>
          <table:table-cell table:number-columns-repeated="1021"/>
        </table:table-row>
        <table:table-row table:style-name="ro1">
          <table:table-cell office:value-type="string">
            <text:p>+0x001C</text:p>
          </table:table-cell>
          <table:table-cell office:value-type="string">
            <text:p>int32</text:p>
          </table:table-cell>
          <table:table-cell office:value-type="string">
            <text:p>BaseMaxHP</text:p>
          </table:table-cell>
          <table:table-cell table:number-columns-repeated="1021"/>
        </table:table-row>
        <table:table-row table:style-name="ro1">
          <table:table-cell office:value-type="string">
            <text:p>+0x0020</text:p>
          </table:table-cell>
          <table:table-cell office:value-type="string">
            <text:p>int32</text:p>
          </table:table-cell>
          <table:table-cell office:value-type="string">
            <text:p>MP</text:p>
          </table:table-cell>
          <table:table-cell table:number-columns-repeated="1021"/>
        </table:table-row>
        <table:table-row table:style-name="ro1">
          <table:table-cell office:value-type="string">
            <text:p>+0x0024</text:p>
          </table:table-cell>
          <table:table-cell office:value-type="string">
            <text:p>int32</text:p>
          </table:table-cell>
          <table:table-cell office:value-type="string">
            <text:p>MaxMP</text:p>
          </table:table-cell>
          <table:table-cell table:number-columns-repeated="1021"/>
        </table:table-row>
        <table:table-row table:style-name="ro1">
          <table:table-cell office:value-type="string">
            <text:p>+0x0028</text:p>
          </table:table-cell>
          <table:table-cell office:value-type="string">
            <text:p>int32</text:p>
          </table:table-cell>
          <table:table-cell office:value-type="string">
            <text:p>BaseMaxMP</text:p>
          </table:table-cell>
          <table:table-cell table:number-columns-repeated="1021"/>
        </table:table-row>
        <table:table-row table:style-name="ro1">
          <table:table-cell office:value-type="string">
            <text:p>+0x0030</text:p>
          </table:table-cell>
          <table:table-cell office:value-type="string">
            <text:p>int32</text:p>
          </table:table-cell>
          <table:table-cell office:value-type="string">
            <text:p>SP</text:p>
          </table:table-cell>
          <table:table-cell table:number-columns-repeated="1021"/>
        </table:table-row>
        <table:table-row table:style-name="ro1">
          <table:table-cell office:value-type="string">
            <text:p>+0x0034</text:p>
          </table:table-cell>
          <table:table-cell office:value-type="string">
            <text:p>int32</text:p>
          </table:table-cell>
          <table:table-cell office:value-type="string">
            <text:p>MaxSP</text:p>
          </table:table-cell>
          <table:table-cell table:number-columns-repeated="1021"/>
        </table:table-row>
        <table:table-row table:style-name="ro1">
          <table:table-cell office:value-type="string">
            <text:p>+0x0038</text:p>
          </table:table-cell>
          <table:table-cell office:value-type="string">
            <text:p>int32</text:p>
          </table:table-cell>
          <table:table-cell office:value-type="string">
            <text:p>BaseMaxSP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+0x0040</text:p>
          </table:table-cell>
          <table:table-cell office:value-type="string">
            <text:p>int32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48</text:p>
          </table:table-cell>
          <table:table-cell office:value-type="string">
            <text:p>int32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50</text:p>
          </table:table-cell>
          <table:table-cell office:value-type="string">
            <text:p>int32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58</text:p>
          </table:table-cell>
          <table:table-cell office:value-type="string">
            <text:p>int32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60</text:p>
          </table:table-cell>
          <table:table-cell office:value-type="string">
            <text:p>int32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68</text:p>
          </table:table-cell>
          <table:table-cell office:value-type="string">
            <text:p>int32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70</text:p>
          </table:table-cell>
          <table:table-cell office:value-type="string">
            <text:p>int32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78</text:p>
          </table:table-cell>
          <table:table-cell office:value-type="string">
            <text:p>int32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84</text:p>
          </table:table-cell>
          <table:table-cell office:value-type="string">
            <text:p>int32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1">
          <table:table-cell office:value-type="string">
            <text:p>+0x0088</text:p>
          </table:table-cell>
          <table:table-cell office:value-type="string">
            <text:p>int32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90</text:p>
          </table:table-cell>
          <table:table-cell office:value-type="string">
            <text:p>int32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1">
          <table:table-cell office:value-type="string">
            <text:p>+0x0094</text:p>
          </table:table-cell>
          <table:table-cell office:value-type="string">
            <text:p>int32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A4</text:p>
          </table:table-cell>
          <table:table-cell office:value-type="string">
            <text:p>int32</text:p>
          </table:table-cell>
          <table:table-cell office:value-type="string">
            <text:p>ChrTy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CA</text:p>
          </table:table-cell>
          <table:table-cell office:value-type="string">
            <text:p>byte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CC</text:p>
          </table:table-cell>
          <table:table-cell office:value-type="string">
            <text:p>int32</text:p>
          </table:table-cell>
          <table:table-cell office:value-type="string">
            <text:p>ShopLvl</text:p>
          </table:table-cell>
          <table:table-cell office:value-type="string">
            <text:p>?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CE</text:p>
          </table:table-cell>
          <table:table-cell office:value-type="string">
            <text:p>byte</text:p>
          </table:table-cell>
          <table:table-cell office:value-type="string">
            <text:p>Archetype</text:p>
          </table:table-cell>
          <table:table-cell office:value-type="string">
            <text:p>??</text:p>
          </table:table-cell>
          <table:table-cell table:number-columns-repeated="1020"/>
        </table:table-row>
        <table:table-row table:style-name="ro1">
          <table:table-cell office:value-type="string">
            <text:p>+0x00CF</text:p>
          </table:table-cell>
          <table:table-cell office:value-type="string">
            <text:p>byte</text:p>
          </table:table-cell>
          <table:table-cell office:value-type="string">
            <text:p>Appearance</text:p>
          </table:table-cell>
          <table:table-cell office:value-type="string">
            <text:p>??</text:p>
          </table:table-cell>
          <table:table-cell table:number-columns-repeated="1020"/>
        </table:table-row>
        <table:table-row table:style-name="ro1">
          <table:table-cell office:value-type="string">
            <text:p>+0x00D0</text:p>
          </table:table-cell>
          <table:table-cell office:value-type="string">
            <text:p>byte</text:p>
          </table:table-cell>
          <table:table-cell office:value-type="string">
            <text:p>Gif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D4</text:p>
          </table:table-cell>
          <table:table-cell office:value-type="string">
            <text:p>int32</text:p>
          </table:table-cell>
          <table:table-cell office:value-type="string">
            <text:p>MultiplayCount</text:p>
          </table:table-cell>
          <table:table-cell table:number-columns-repeated="1021"/>
        </table:table-row>
        <table:table-row table:style-name="ro1">
          <table:table-cell office:value-type="string">
            <text:p>+0x00D8</text:p>
          </table:table-cell>
          <table:table-cell office:value-type="string">
            <text:p>int32</text:p>
          </table:table-cell>
          <table:table-cell office:value-type="string">
            <text:p>CoOpSuccessCount</text:p>
          </table:table-cell>
          <table:table-cell table:number-columns-repeated="1021"/>
        </table:table-row>
        <table:table-row table:style-name="ro1">
          <table:table-cell office:value-type="string">
            <text:p>+0x00DC</text:p>
          </table:table-cell>
          <table:table-cell office:value-type="string">
            <text:p>int32</text:p>
          </table:table-cell>
          <table:table-cell office:value-type="string">
            <text:p>ThiefInvadePlaySuccessCount</text:p>
          </table:table-cell>
          <table:table-cell table:number-columns-repeated="1021"/>
        </table:table-row>
        <table:table-row table:style-name="ro1">
          <table:table-cell office:value-type="string">
            <text:p>+0x00E0</text:p>
          </table:table-cell>
          <table:table-cell office:value-type="string">
            <text:p>int32</text:p>
          </table:table-cell>
          <table:table-cell office:value-type="string">
            <text:p>PlayerRank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F4</text:p>
          </table:table-cell>
          <table:table-cell office:value-type="string">
            <text:p>int32</text:p>
          </table:table-cell>
          <table:table-cell office:value-type="string">
            <text:p>Bounty Ranking Point</text:p>
          </table:table-cell>
          <table:table-cell table:number-columns-repeated="1021"/>
        </table:table-row>
        <table:table-row table:style-name="ro1">
          <table:table-cell office:value-type="string">
            <text:p>+0x00F8</text:p>
          </table:table-cell>
          <table:table-cell office:value-type="string">
            <text:p>int32</text:p>
          </table:table-cell>
          <table:table-cell office:value-type="string">
            <text:p>IzarisRankingPoint</text:p>
          </table:table-cell>
          <table:table-cell table:number-columns-repeated="1021"/>
        </table:table-row>
        <table:table-row table:style-name="ro1">
          <table:table-cell office:value-type="string">
            <text:p>+0x00FC</text:p>
          </table:table-cell>
          <table:table-cell office:value-type="string">
            <text:p>int32</text:p>
          </table:table-cell>
          <table:table-cell office:value-type="string">
            <text:p>EggSoul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100</text:p>
          </table:table-cell>
          <table:table-cell office:value-type="string">
            <text:p>int32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1">
          <table:table-cell office:value-type="string">
            <text:p>+0x0104</text:p>
          </table:table-cell>
          <table:table-cell office:value-type="string">
            <text:p>int32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1">
          <table:table-cell office:value-type="string">
            <text:p>+0x0108</text:p>
          </table:table-cell>
          <table:table-cell office:value-type="string">
            <text:p>int32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1">
          <table:table-cell office:value-type="string">
            <text:p>+0x010C</text:p>
          </table:table-cell>
          <table:table-cell office:value-type="string">
            <text:p>int32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113</text:p>
          </table:table-cell>
          <table:table-cell office:value-type="string">
            <text:p>byte</text:p>
          </table:table-cell>
          <table:table-cell office:value-type="string">
            <text:p>Covenant</text:p>
          </table:table-cell>
          <table:table-cell table:number-columns-repeated="1021"/>
        </table:table-row>
        <table:table-row table:style-name="ro1">
          <table:table-cell office:value-type="string">
            <text:p>+0x0114</text:p>
          </table:table-cell>
          <table:table-cell office:value-type="string">
            <text:p>byte</text:p>
          </table:table-cell>
          <table:table-cell office:value-type="string">
            <text:p>FaceType</text:p>
          </table:table-cell>
          <table:table-cell table:number-columns-repeated="1021"/>
        </table:table-row>
        <table:table-row table:style-name="ro1">
          <table:table-cell office:value-type="string">
            <text:p>+0x0115</text:p>
          </table:table-cell>
          <table:table-cell office:value-type="string">
            <text:p>byte</text:p>
          </table:table-cell>
          <table:table-cell office:value-type="string">
            <text:p>HairType</text:p>
          </table:table-cell>
          <table:table-cell table:number-columns-repeated="1021"/>
        </table:table-row>
        <table:table-row table:style-name="ro1">
          <table:table-cell office:value-type="string">
            <text:p>+0x0116</text:p>
          </table:table-cell>
          <table:table-cell office:value-type="string">
            <text:p>byte</text:p>
          </table:table-cell>
          <table:table-cell office:value-type="string">
            <text:p>HairEyesColor</text:p>
          </table:table-cell>
          <table:table-cell table:number-columns-repeated="1021"/>
        </table:table-row>
        <table:table-row table:style-name="ro1">
          <table:table-cell office:value-type="string">
            <text:p>+0x0117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1">
          <table:table-cell office:value-type="string">
            <text:p>+0x0118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388</text:p>
          </table:table-cell>
          <table:table-cell office:value-type="string">
            <text:p>float</text:p>
          </table:table-cell>
          <table:table-cell office:value-type="string">
            <text:p>ScaleHead</text:p>
          </table:table-cell>
          <table:table-cell table:number-columns-repeated="1021"/>
        </table:table-row>
        <table:table-row table:style-name="ro1">
          <table:table-cell office:value-type="string">
            <text:p>+0x038C</text:p>
          </table:table-cell>
          <table:table-cell office:value-type="string">
            <text:p>float</text:p>
          </table:table-cell>
          <table:table-cell office:value-type="string">
            <text:p>ScaleChest</text:p>
          </table:table-cell>
          <table:table-cell table:number-columns-repeated="1021"/>
        </table:table-row>
        <table:table-row table:style-name="ro1">
          <table:table-cell office:value-type="string">
            <text:p>+0x0390</text:p>
          </table:table-cell>
          <table:table-cell office:value-type="string">
            <text:p>float</text:p>
          </table:table-cell>
          <table:table-cell office:value-type="string">
            <text:p>ScaleWaist</text:p>
          </table:table-cell>
          <table:table-cell table:number-columns-repeated="1021"/>
        </table:table-row>
        <table:table-row table:style-name="ro1">
          <table:table-cell office:value-type="string">
            <text:p>+0x0394</text:p>
          </table:table-cell>
          <table:table-cell office:value-type="string">
            <text:p>float</text:p>
          </table:table-cell>
          <table:table-cell office:value-type="string">
            <text:p>ScaleArms</text:p>
          </table:table-cell>
          <table:table-cell table:number-columns-repeated="1021"/>
        </table:table-row>
        <table:table-row table:style-name="ro1">
          <table:table-cell office:value-type="string">
            <text:p>+0x0398</text:p>
          </table:table-cell>
          <table:table-cell office:value-type="string">
            <text:p>float</text:p>
          </table:table-cell>
          <table:table-cell office:value-type="string">
            <text:p>ScaleLeg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418</text:p>
          </table:table-cell>
          <table:table-cell office:value-type="string">
            <text:p>intptr</text:p>
          </table:table-cell>
          <table:table-cell office:value-type="string">
            <text:p>EquipMagicDat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430</text:p>
          </table:table-cell>
          <table:table-cell office:value-type="string">
            <text:p>intptr</text:p>
          </table:table-cell>
          <table:table-cell office:value-type="string">
            <text:p>EquipGameDat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450</text:p>
          </table:table-cell>
          <table:table-cell office:value-type="string">
            <text:p>intptr</text:p>
          </table:table-cell>
          <table:table-cell office:value-type="string">
            <text:p>GestureEquipDat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460</text:p>
          </table:table-cell>
          <table:table-cell office:value-type="string">
            <text:p>intptr</text:p>
          </table:table-cell>
          <table:table-cell office:value-type="string">
            <text:p>PlayerGameDat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4A0</text:p>
          </table:table-cell>
          <table:table-cell office:value-type="string">
            <text:p>FaceDat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560</text:p>
          </table:table-cell>
          <table:table-cell office:value-type="string">
            <text:p>intptr</text:p>
          </table:table-cell>
          <table:table-cell office:value-type="string">
            <text:p>RepositoryData</text:p>
          </table:table-cell>
          <table:table-cell table:number-columns-repeated="1021"/>
        </table:table-row>
        <table:table-row table:style-name="ro1">
          <table:table-cell office:value-type="string">
            <text:p>+0x568</text:p>
          </table:table-cell>
          <table:table-cell office:value-type="string">
            <text:p>intptr</text:p>
          </table:table-cell>
          <table:table-cell office:value-type="string">
            <text:p>GestureGameDat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600</text:p>
          </table:table-cell>
          <table:table-cell office:value-type="string">
            <text:p>intptr</text:p>
          </table:table-cell>
          <table:table-cell office:value-type="string">
            <text:p>MenuRefSpecialEffec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610</text:p>
          </table:table-cell>
          <table:table-cell office:value-type="string">
            <text:p>byte</text:p>
          </table:table-cell>
          <table:table-cell office:value-type="string">
            <text:p>IsUseConsumeInvadeTy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PlayerOptions</text:p>
          </table:table-cell>
          <table:table-cell table:number-columns-repeated="1023"/>
        </table:table-row>
        <table:table-row table:style-name="ro1">
          <table:table-cell office:value-type="string">
            <text:p>+0x0008</text:p>
          </table:table-cell>
          <table:table-cell office:value-type="string">
            <text:p>byte</text:p>
          </table:table-cell>
          <table:table-cell office:value-type="string">
            <text:p>CameraSpeedX</text:p>
          </table:table-cell>
          <table:table-cell table:number-columns-repeated="1021"/>
        </table:table-row>
        <table:table-row table:style-name="ro1">
          <table:table-cell office:value-type="string">
            <text:p>+0x0009</text:p>
          </table:table-cell>
          <table:table-cell office:value-type="string">
            <text:p>byte</text:p>
          </table:table-cell>
          <table:table-cell office:value-type="string">
            <text:p>Vibration</text:p>
          </table:table-cell>
          <table:table-cell table:number-columns-repeated="1021"/>
        </table:table-row>
        <table:table-row table:style-name="ro1">
          <table:table-cell office:value-type="string">
            <text:p>+0x000A</text:p>
          </table:table-cell>
          <table:table-cell office:value-type="string">
            <text:p>byte</text:p>
          </table:table-cell>
          <table:table-cell office:value-type="string">
            <text:p>Brightness</text:p>
          </table:table-cell>
          <table:table-cell table:number-columns-repeated="1021"/>
        </table:table-row>
        <table:table-row table:style-name="ro1">
          <table:table-cell office:value-type="string">
            <text:p>+0x000B</text:p>
          </table:table-cell>
          <table:table-cell office:value-type="string">
            <text:p>byte</text:p>
          </table:table-cell>
          <table:table-cell office:value-type="string">
            <text:p>SoundType</text:p>
          </table:table-cell>
          <table:table-cell table:number-columns-repeated="1021"/>
        </table:table-row>
        <table:table-row table:style-name="ro1">
          <table:table-cell office:value-type="string">
            <text:p>+0x000C</text:p>
          </table:table-cell>
          <table:table-cell office:value-type="string">
            <text:p>byte</text:p>
          </table:table-cell>
          <table:table-cell office:value-type="string">
            <text:p>VolumeBGM</text:p>
          </table:table-cell>
          <table:table-cell table:number-columns-repeated="1021"/>
        </table:table-row>
        <table:table-row table:style-name="ro1">
          <table:table-cell office:value-type="string">
            <text:p>+0x000D</text:p>
          </table:table-cell>
          <table:table-cell office:value-type="string">
            <text:p>byte</text:p>
          </table:table-cell>
          <table:table-cell office:value-type="string">
            <text:p>VolumeSFX</text:p>
          </table:table-cell>
          <table:table-cell table:number-columns-repeated="1021"/>
        </table:table-row>
        <table:table-row table:style-name="ro1">
          <table:table-cell office:value-type="string">
            <text:p>+0x000E</text:p>
          </table:table-cell>
          <table:table-cell office:value-type="string">
            <text:p>byte</text:p>
          </table:table-cell>
          <table:table-cell office:value-type="string">
            <text:p>VolumeVoice</text:p>
          </table:table-cell>
          <table:table-cell table:number-columns-repeated="1021"/>
        </table:table-row>
        <table:table-row table:style-name="ro1">
          <table:table-cell office:value-type="string">
            <text:p>+0x000F</text:p>
          </table:table-cell>
          <table:table-cell office:value-type="string">
            <text:p>byte</text:p>
          </table:table-cell>
          <table:table-cell office:value-type="string">
            <text:p>Blood</text:p>
          </table:table-cell>
          <table:table-cell table:number-columns-repeated="1021"/>
        </table:table-row>
        <table:table-row table:style-name="ro1">
          <table:table-cell office:value-type="string">
            <text:p>+0x0010</text:p>
          </table:table-cell>
          <table:table-cell office:value-type="string">
            <text:p>byte</text:p>
          </table:table-cell>
          <table:table-cell office:value-type="string">
            <text:p>Subtitles</text:p>
          </table:table-cell>
          <table:table-cell table:number-columns-repeated="1021"/>
        </table:table-row>
        <table:table-row table:style-name="ro1">
          <table:table-cell office:value-type="string">
            <text:p>+0x0011</text:p>
          </table:table-cell>
          <table:table-cell office:value-type="string">
            <text:p>byte</text:p>
          </table:table-cell>
          <table:table-cell office:value-type="string">
            <text:p>Show HuD</text:p>
          </table:table-cell>
          <table:table-cell table:number-columns-repeated="1021"/>
        </table:table-row>
        <table:table-row table:style-name="ro1">
          <table:table-cell office:value-type="string">
            <text:p>+0x0012</text:p>
          </table:table-cell>
          <table:table-cell office:value-type="string">
            <text:p>byte</text:p>
          </table:table-cell>
          <table:table-cell office:value-type="string">
            <text:p>UI Scale</text:p>
          </table:table-cell>
          <table:table-cell table:number-columns-repeated="1021"/>
        </table:table-row>
        <table:table-row table:style-name="ro1">
          <table:table-cell office:value-type="string">
            <text:p>+0x0013</text:p>
          </table:table-cell>
          <table:table-cell office:value-type="string">
            <text:p>byte</text:p>
          </table:table-cell>
          <table:table-cell office:value-type="string">
            <text:p>Camera Reverse X</text:p>
          </table:table-cell>
          <table:table-cell table:number-columns-repeated="1021"/>
        </table:table-row>
        <table:table-row table:style-name="ro1">
          <table:table-cell office:value-type="string">
            <text:p>+0x0014</text:p>
          </table:table-cell>
          <table:table-cell office:value-type="string">
            <text:p>byte</text:p>
          </table:table-cell>
          <table:table-cell office:value-type="string">
            <text:p>Camera Reverse Y</text:p>
          </table:table-cell>
          <table:table-cell table:number-columns-repeated="1021"/>
        </table:table-row>
        <table:table-row table:style-name="ro1">
          <table:table-cell office:value-type="string">
            <text:p>+0x0015</text:p>
          </table:table-cell>
          <table:table-cell office:value-type="string">
            <text:p>byte</text:p>
          </table:table-cell>
          <table:table-cell office:value-type="string">
            <text:p>Auto Lockon</text:p>
          </table:table-cell>
          <table:table-cell table:number-columns-repeated="1021"/>
        </table:table-row>
        <table:table-row table:style-name="ro1">
          <table:table-cell office:value-type="string">
            <text:p>+0x0016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>
            <text:p>141d14f70</text:p>
          </table:table-cell>
          <table:table-cell table:number-columns-repeated="1023"/>
        </table:table-row>
        <table:table-row table:style-name="ro1">
          <table:table-cell office:value-type="string">
            <text:p>141322090</text:p>
          </table:table-cell>
          <table:table-cell office:value-type="string">
            <text:p>DLRuntimeClassImpl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class PlayerIns</text:p>
          </table:table-cell>
          <table:table-cell table:number-columns-repeated="1023"/>
        </table:table-row>
        <table:table-row table:style-name="ro1">
          <table:table-cell office:value-type="string">
            <text:p>PlayerIns</text:p>
          </table:table-cell>
          <table:table-cell table:number-columns-repeated="1023"/>
        </table:table-row>
        <table:table-row table:style-name="ro1">
          <table:table-cell office:value-type="string">
            <text:p>ChrIns</text:p>
          </table:table-cell>
          <table:table-cell table:number-columns-repeated="1023"/>
        </table:table-row>
        <table:table-row table:style-name="ro1">
          <table:table-cell office:value-type="string">
            <text:p>FieldInsBase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class AreaInfoOwner</text:p>
          </table:table-cell>
          <table:table-cell office:value-type="string">
            <text:p>0x58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lass ChrCtrl</text:p>
          </table:table-cell>
          <table:table-cell office:value-type="string">
            <text:p>0x30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lass ChrManipulator</text:p>
          </table:table-cell>
          <table:table-cell office:value-type="string">
            <text:p>0x23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lass EnemyCtrl</text:p>
          </table:table-cell>
          <table:table-cell office:value-type="string">
            <text:p>0x35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lass FrpgModel</text:p>
          </table:table-cell>
          <table:table-cell office:value-type="string">
            <text:p>0x11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lass FrpgRegion</text:p>
          </table:table-cell>
          <table:table-cell office:value-type="string">
            <text:p>0x5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lass GameMan</text:p>
          </table:table-cell>
          <table:table-cell office:value-type="string">
            <text:p>0xD6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lass MapItemManImpl</text:p>
          </table:table-cell>
          <table:table-cell office:value-type="string">
            <text:p>0xD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lass PlayerCtrl</text:p>
          </table:table-cell>
          <table:table-cell office:value-type="string">
            <text:p>0x37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lass WorldAreaChr</text:p>
          </table:table-cell>
          <table:table-cell office:value-type="string">
            <text:p>0x2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lass WorldAreaInfo</text:p>
          </table:table-cell>
          <table:table-cell office:value-type="string">
            <text:p>0x4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lass WorldBlockChr</text:p>
          </table:table-cell>
          <table:table-cell office:value-type="string">
            <text:p>0xE8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lass WorldBlockInfo</text:p>
          </table:table-cell>
          <table:table-cell office:value-type="string">
            <text:p>0x7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lass WorldChrManImp</text:p>
          </table:table-cell>
          <table:table-cell office:value-type="string">
            <text:p>0x1F3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lass WorldInfoOwner</text:p>
          </table:table-cell>
          <table:table-cell office:value-type="string">
            <text:p>0x58A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lass WorldRes</text:p>
          </table:table-cell>
          <table:table-cell office:value-type="string">
            <text:p>0x58A0</text:p>
          </table:table-cell>
          <table:table-cell table:number-columns-repeated="1022"/>
        </table:table-row>
        <table:table-row table:style-name="ro1" table:number-rows-repeated="10476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nctions" table:style-name="ta2">
        <table:table-column table:style-name="co6" table:default-cell-style-name="ce6"/>
        <table:table-column table:style-name="co7" table:default-cell-style-name="ce6"/>
        <table:table-column table:style-name="co5" table:number-columns-repeated="1022" table:default-cell-style-name="ce6"/>
        <table:table-row table:style-name="ro1">
          <table:table-cell office:value-type="string">
            <text:p>HGTextureEntity_New</text:p>
          </table:table-cell>
          <table:table-cell office:value-type="string">
            <text:p>1411b7b40</text:p>
          </table:table-cell>
          <table:table-cell table:number-columns-repeated="1022"/>
        </table:table-row>
        <table:table-row table:style-name="ro1">
          <table:table-cell office:value-type="string">
            <text:p>PadDevice_New</text:p>
          </table:table-cell>
          <table:table-cell office:value-type="string">
            <text:p>140e2266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 office:value-type="string">
            <text:p>[enable]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alloc(MyCode,1024)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CreateThread(MyCode)</text:p>
          </table:table-cell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 office:value-type="string">
            <text:p>MyCode: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pushfq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call 00000001404ac110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popfq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ret</text:p>
          </table:table-cell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 office:value-type="string">
            <text:p>[disable]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dealloc(MyCode)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//OpenSosMsg_Tutorial</text:p>
          </table:table-cell>
          <table:table-cell table:number-columns-repeated="1023"/>
        </table:table-row>
        <table:table-row table:style-name="ro1" table:number-rows-repeated="3">
          <table:table-cell table:style-name="ce7"/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3" table:print="false">
        <table:table-column table:style-name="co8" table:default-cell-style-name="Default"/>
        <table:table-row table:style-name="ro1">
          <table:table-cell office:value-type="string">
            <text:p>If altimeter showing - 141d173d2 - draw line on screen</text:p>
          </table:table-cell>
        </table:table-row>
        <table:table-row table:style-name="ro2">
          <table:table-cell/>
        </table:table-row>
        <table:table-row table:style-name="ro1">
          <table:table-cell office:value-type="string">
            <text:p>1403D08AD:</text:p>
          </table:table-cell>
        </table:table-row>
        <table:table-row table:style-name="ro1">
          <table:table-cell office:value-type="string">
            <text:p>jmp 0x141D123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1D12300: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push rax</text:p>
          </table:table-cell>
        </table:table-row>
        <table:table-row table:style-name="ro1">
          <table:table-cell office:value-type="string">
            <text:p>push rcx</text:p>
          </table:table-cell>
        </table:table-row>
        <table:table-row table:style-name="ro1">
          <table:table-cell office:value-type="string">
            <text:p>push rdx</text:p>
          </table:table-cell>
        </table:table-row>
        <table:table-row table:style-name="ro1">
          <table:table-cell office:value-type="string">
            <text:p>push rbx</text:p>
          </table:table-cell>
        </table:table-row>
        <table:table-row table:style-name="ro1">
          <table:table-cell office:value-type="string">
            <text:p>push rbp</text:p>
          </table:table-cell>
        </table:table-row>
        <table:table-row table:style-name="ro1">
          <table:table-cell office:value-type="string">
            <text:p>push rsi</text:p>
          </table:table-cell>
        </table:table-row>
        <table:table-row table:style-name="ro1">
          <table:table-cell office:value-type="string">
            <text:p>push rdi</text:p>
          </table:table-cell>
        </table:table-row>
        <table:table-row table:style-name="ro1">
          <table:table-cell office:value-type="string">
            <text:p>pushfq</text:p>
          </table:table-cell>
        </table:table-row>
        <table:table-row table:style-name="ro1">
          <table:table-cell office:value-type="string">
            <text:p>sub rsp,0x1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//Draw a Line</text:p>
          </table:table-cell>
        </table:table-row>
        <table:table-row table:style-name="ro1">
          <table:table-cell office:value-type="string">
            <text:p>//rcx = EzDraw*</text:p>
          </table:table-cell>
        </table:table-row>
        <table:table-row table:style-name="ro1">
          <table:table-cell office:value-type="string">
            <text:p>//rdx = XY of line start</text:p>
          </table:table-cell>
        </table:table-row>
        <table:table-row table:style-name="ro1">
          <table:table-cell office:value-type="string">
            <text:p>//r8 = XY of line end</text:p>
          </table:table-cell>
        </table:table-row>
        <table:table-row table:style-name="ro1">
          <table:table-cell office:value-type="string">
            <text:p>mov rcx, [0x141c04ed8]</text:p>
          </table:table-cell>
        </table:table-row>
        <table:table-row table:style-name="ro1">
          <table:table-cell office:value-type="string">
            <text:p>mov rcx, [rcx+0x68]</text:p>
          </table:table-cell>
        </table:table-row>
        <table:table-row table:style-name="ro1">
          <table:table-cell office:value-type="string">
            <text:p>mov rdx, 0x1413358e0</text:p>
          </table:table-cell>
        </table:table-row>
        <table:table-row table:style-name="ro1">
          <table:table-cell office:value-type="string">
            <text:p>mov r8, 0x1413358f0</text:p>
          </table:table-cell>
        </table:table-row>
        <table:table-row table:style-name="ro1">
          <table:table-cell office:value-type="string">
            <text:p>call 0x1401d66c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add rsp,0x100</text:p>
          </table:table-cell>
        </table:table-row>
        <table:table-row table:style-name="ro1">
          <table:table-cell office:value-type="string">
            <text:p>popfq</text:p>
          </table:table-cell>
        </table:table-row>
        <table:table-row table:style-name="ro1">
          <table:table-cell office:value-type="string">
            <text:p>pop rdi</text:p>
          </table:table-cell>
        </table:table-row>
        <table:table-row table:style-name="ro1">
          <table:table-cell office:value-type="string">
            <text:p>pop rsi</text:p>
          </table:table-cell>
        </table:table-row>
        <table:table-row table:style-name="ro1">
          <table:table-cell office:value-type="string">
            <text:p>pop rbp</text:p>
          </table:table-cell>
        </table:table-row>
        <table:table-row table:style-name="ro1">
          <table:table-cell office:value-type="string">
            <text:p>pop rbx</text:p>
          </table:table-cell>
        </table:table-row>
        <table:table-row table:style-name="ro1">
          <table:table-cell office:value-type="string">
            <text:p>pop rdx</text:p>
          </table:table-cell>
        </table:table-row>
        <table:table-row table:style-name="ro1">
          <table:table-cell office:value-type="string">
            <text:p>pop rcx</text:p>
          </table:table-cell>
        </table:table-row>
        <table:table-row table:style-name="ro1">
          <table:table-cell office:value-type="string">
            <text:p>pop rax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jmp 1403d0b57</text:p>
          </table:table-cell>
        </table:table-row>
      </table:table>
      <table:table table:name="Sheet3" table:style-name="ta3" table:print="false">
        <table:table-column table:style-name="co8" table:default-cell-style-name="Default"/>
        <table:table-row table:style-name="ro1">
          <table:table-cell office:value-type="string">
            <text:p>If altimeter showing - 141d173d2 - draw text on screen</text:p>
          </table:table-cell>
        </table:table-row>
        <table:table-row table:style-name="ro2" table:number-rows-repeated="2">
          <table:table-cell/>
        </table:table-row>
        <table:table-row table:style-name="ro1">
          <table:table-cell office:value-type="string">
            <text:p>1403D08AD:</text:p>
          </table:table-cell>
        </table:table-row>
        <table:table-row table:style-name="ro1">
          <table:table-cell office:value-type="string">
            <text:p>jmp 0x141D123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1D12300: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push rax</text:p>
          </table:table-cell>
        </table:table-row>
        <table:table-row table:style-name="ro1">
          <table:table-cell office:value-type="string">
            <text:p>push rcx</text:p>
          </table:table-cell>
        </table:table-row>
        <table:table-row table:style-name="ro1">
          <table:table-cell office:value-type="string">
            <text:p>push rdx</text:p>
          </table:table-cell>
        </table:table-row>
        <table:table-row table:style-name="ro1">
          <table:table-cell office:value-type="string">
            <text:p>push rbx</text:p>
          </table:table-cell>
        </table:table-row>
        <table:table-row table:style-name="ro1">
          <table:table-cell office:value-type="string">
            <text:p>push rbp</text:p>
          </table:table-cell>
        </table:table-row>
        <table:table-row table:style-name="ro1">
          <table:table-cell office:value-type="string">
            <text:p>push rsi</text:p>
          </table:table-cell>
        </table:table-row>
        <table:table-row table:style-name="ro1">
          <table:table-cell office:value-type="string">
            <text:p>push rdi</text:p>
          </table:table-cell>
        </table:table-row>
        <table:table-row table:style-name="ro1">
          <table:table-cell office:value-type="string">
            <text:p>pushfq</text:p>
          </table:table-cell>
        </table:table-row>
        <table:table-row table:style-name="ro1">
          <table:table-cell office:value-type="string">
            <text:p>sub rsp,0x1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mov rcx, [0x141c04ed8]</text:p>
          </table:table-cell>
        </table:table-row>
        <table:table-row table:style-name="ro1">
          <table:table-cell office:value-type="string">
            <text:p>mov rcx, [rcx+0x68]</text:p>
          </table:table-cell>
        </table:table-row>
        <table:table-row table:style-name="ro1">
          <table:table-cell office:value-type="string">
            <text:p>mov r8,1412f23e8</text:p>
          </table:table-cell>
        </table:table-row>
        <table:table-row table:style-name="ro1">
          <table:table-cell office:value-type="string">
            <text:p>mov rdx,1413358e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//call drawstring</text:p>
          </table:table-cell>
        </table:table-row>
        <table:table-row table:style-name="ro1">
          <table:table-cell office:value-type="string">
            <text:p>call 1401d6bf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mov rcx, [0x141c04ed8]</text:p>
          </table:table-cell>
        </table:table-row>
        <table:table-row table:style-name="ro1">
          <table:table-cell office:value-type="string">
            <text:p>mov rcx, [rcx+0x68]</text:p>
          </table:table-cell>
        </table:table-row>
        <table:table-row table:style-name="ro1">
          <table:table-cell office:value-type="string">
            <text:p>mov r8,1412F2418</text:p>
          </table:table-cell>
        </table:table-row>
        <table:table-row table:style-name="ro1">
          <table:table-cell office:value-type="string">
            <text:p>mov rdx,1413358f0</text:p>
          </table:table-cell>
        </table:table-row>
        <table:table-row table:style-name="ro1">
          <table:table-cell office:value-type="string">
            <text:p>//call drawstring</text:p>
          </table:table-cell>
        </table:table-row>
        <table:table-row table:style-name="ro1">
          <table:table-cell office:value-type="string">
            <text:p>call 1401d6bf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add rsp,0x100</text:p>
          </table:table-cell>
        </table:table-row>
        <table:table-row table:style-name="ro1">
          <table:table-cell office:value-type="string">
            <text:p>popfq</text:p>
          </table:table-cell>
        </table:table-row>
        <table:table-row table:style-name="ro1">
          <table:table-cell office:value-type="string">
            <text:p>pop rdi</text:p>
          </table:table-cell>
        </table:table-row>
        <table:table-row table:style-name="ro1">
          <table:table-cell office:value-type="string">
            <text:p>pop rsi</text:p>
          </table:table-cell>
        </table:table-row>
        <table:table-row table:style-name="ro1">
          <table:table-cell office:value-type="string">
            <text:p>pop rbp</text:p>
          </table:table-cell>
        </table:table-row>
        <table:table-row table:style-name="ro1">
          <table:table-cell office:value-type="string">
            <text:p>pop rbx</text:p>
          </table:table-cell>
        </table:table-row>
        <table:table-row table:style-name="ro1">
          <table:table-cell office:value-type="string">
            <text:p>pop rdx</text:p>
          </table:table-cell>
        </table:table-row>
        <table:table-row table:style-name="ro1">
          <table:table-cell office:value-type="string">
            <text:p>pop rcx</text:p>
          </table:table-cell>
        </table:table-row>
        <table:table-row table:style-name="ro1">
          <table:table-cell office:value-type="string">
            <text:p>pop rax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jmp 1403d0b5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ourier New2" svg:font-family="'Courier New'"/>
    <style:font-face style:name="Courier New1" svg:font-family="'Courier New1'"/>
    <style:font-face style:name="Courier New" svg:font-family="'Courier New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7">06/17/2020</text:date>, <text:time>01:5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creation-date>2018-07-03T01:49:34Z</meta:creation-date>
    <dc:date>2020-06-17T01:50:54.55</dc:date>
    <meta:editing-cycles>46</meta:editing-cycles>
    <meta:editing-duration>PT13H59M28S</meta:editing-duration>
    <meta:document-statistic meta:table-count="4" meta:cell-count="1345" meta:object-count="0"/>
  </office:meta>
</office:document-meta>
</file>